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1">
      <style:text-properties officeooo:paragraph-rsid="001e0dd0"/>
    </style:style>
    <style:style style:name="P2" style:family="paragraph" style:parent-style-name="Preformatted_20_Text" style:list-style-name="L11">
      <style:text-properties officeooo:paragraph-rsid="001e0dd0"/>
    </style:style>
    <style:style style:name="P3" style:family="paragraph" style:parent-style-name="Preformatted_20_Text" style:list-style-name="L12">
      <style:text-properties officeooo:paragraph-rsid="001e0dd0"/>
    </style:style>
    <style:style style:name="P4" style:family="paragraph" style:parent-style-name="Preformatted_20_Text" style:list-style-name="L13">
      <style:text-properties officeooo:paragraph-rsid="001e0dd0"/>
    </style:style>
    <style:style style:name="P5" style:family="paragraph" style:parent-style-name="Preformatted_20_Text" style:list-style-name="L14">
      <style:text-properties officeooo:paragraph-rsid="001e0dd0"/>
    </style:style>
    <style:style style:name="P6" style:family="paragraph" style:parent-style-name="Preformatted_20_Text" style:list-style-name="L17">
      <style:text-properties officeooo:paragraph-rsid="001e0dd0"/>
    </style:style>
    <style:style style:name="P7" style:family="paragraph" style:parent-style-name="Preformatted_20_Text" style:list-style-name="L19">
      <style:text-properties officeooo:paragraph-rsid="001e0dd0"/>
    </style:style>
    <style:style style:name="P8" style:family="paragraph" style:parent-style-name="Preformatted_20_Text">
      <style:text-properties officeooo:paragraph-rsid="001e0dd0"/>
    </style:style>
    <style:style style:name="P9" style:family="paragraph" style:parent-style-name="Preformatted_20_Text" style:list-style-name="L1">
      <style:text-properties style:font-name="Liberation Serif" officeooo:paragraph-rsid="001e0dd0"/>
    </style:style>
    <style:style style:name="P10" style:family="paragraph" style:parent-style-name="Preformatted_20_Text" style:list-style-name="L11">
      <style:text-properties style:font-name="Liberation Serif" officeooo:paragraph-rsid="001e0dd0"/>
    </style:style>
    <style:style style:name="P11" style:family="paragraph" style:parent-style-name="Preformatted_20_Text" style:list-style-name="L12">
      <style:text-properties style:font-name="Liberation Serif" officeooo:paragraph-rsid="001e0dd0"/>
    </style:style>
    <style:style style:name="P12" style:family="paragraph" style:parent-style-name="Preformatted_20_Text">
      <style:text-properties style:font-name="Liberation Serif" officeooo:paragraph-rsid="001e0dd0"/>
    </style:style>
    <style:style style:name="P13" style:family="paragraph" style:parent-style-name="Preformatted_20_Text" style:list-style-name="L14">
      <style:text-properties style:font-name="Liberation Serif" officeooo:paragraph-rsid="001e0dd0"/>
    </style:style>
    <style:style style:name="P14" style:family="paragraph" style:parent-style-name="Preformatted_20_Text" style:list-style-name="L17">
      <style:text-properties style:font-name="Liberation Serif" officeooo:paragraph-rsid="001e0dd0"/>
    </style:style>
    <style:style style:name="P15" style:family="paragraph" style:parent-style-name="Preformatted_20_Text" style:list-style-name="L19">
      <style:text-properties style:font-name="Liberation Serif" officeooo:paragraph-rsid="001e0dd0"/>
    </style:style>
    <style:style style:name="P16" style:family="paragraph" style:parent-style-name="Preformatted_20_Text" style:list-style-name="L1">
      <style:paragraph-properties fo:margin-top="0cm" fo:margin-bottom="0.499cm" style:contextual-spacing="false"/>
      <style:text-properties officeooo:paragraph-rsid="001e0dd0"/>
    </style:style>
    <style:style style:name="P17" style:family="paragraph" style:parent-style-name="Preformatted_20_Text">
      <style:paragraph-properties fo:margin-top="0cm" fo:margin-bottom="0.499cm" style:contextual-spacing="false" fo:text-align="center" style:justify-single-word="false"/>
      <style:text-properties officeooo:paragraph-rsid="001e0dd0"/>
    </style:style>
    <style:style style:name="P18" style:family="paragraph" style:parent-style-name="Preformatted_20_Text">
      <style:paragraph-properties fo:margin-top="0cm" fo:margin-bottom="0.499cm" style:contextual-spacing="false" fo:text-align="start" style:justify-single-word="false"/>
      <style:text-properties officeooo:paragraph-rsid="001e0dd0"/>
    </style:style>
    <style:style style:name="P19" style:family="paragraph" style:parent-style-name="Preformatted_20_Text" style:list-style-name="L11">
      <style:paragraph-properties fo:margin-top="0cm" fo:margin-bottom="0.499cm" style:contextual-spacing="false"/>
      <style:text-properties officeooo:paragraph-rsid="001e0dd0"/>
    </style:style>
    <style:style style:name="P20" style:family="paragraph" style:parent-style-name="Preformatted_20_Text" style:list-style-name="L12">
      <style:paragraph-properties fo:margin-top="0cm" fo:margin-bottom="0.499cm" style:contextual-spacing="false"/>
      <style:text-properties officeooo:paragraph-rsid="001e0dd0"/>
    </style:style>
    <style:style style:name="P21" style:family="paragraph" style:parent-style-name="Preformatted_20_Text" style:list-style-name="L13">
      <style:paragraph-properties fo:margin-top="0cm" fo:margin-bottom="0.499cm" style:contextual-spacing="false"/>
      <style:text-properties officeooo:paragraph-rsid="001e0dd0"/>
    </style:style>
    <style:style style:name="P22" style:family="paragraph" style:parent-style-name="Preformatted_20_Text" style:list-style-name="L14">
      <style:paragraph-properties fo:margin-top="0cm" fo:margin-bottom="0.499cm" style:contextual-spacing="false"/>
      <style:text-properties officeooo:paragraph-rsid="001e0dd0"/>
    </style:style>
    <style:style style:name="P23" style:family="paragraph" style:parent-style-name="Preformatted_20_Text" style:list-style-name="L17">
      <style:paragraph-properties fo:margin-top="0cm" fo:margin-bottom="0.499cm" style:contextual-spacing="false"/>
      <style:text-properties officeooo:paragraph-rsid="001e0dd0"/>
    </style:style>
    <style:style style:name="P24" style:family="paragraph" style:parent-style-name="Preformatted_20_Text" style:list-style-name="L19">
      <style:paragraph-properties fo:margin-top="0cm" fo:margin-bottom="0.499cm" style:contextual-spacing="false"/>
      <style:text-properties officeooo:paragraph-rsid="001e0dd0"/>
    </style:style>
    <style:style style:name="P25" style:family="paragraph" style:parent-style-name="Preformatted_20_Text">
      <style:paragraph-properties fo:margin-top="0cm" fo:margin-bottom="0.499cm" style:contextual-spacing="false"/>
      <style:text-properties officeooo:paragraph-rsid="001e0dd0"/>
    </style:style>
    <style:style style:name="P26" style:family="paragraph" style:parent-style-name="Preformatted_20_Text" style:list-style-name="L17">
      <style:paragraph-properties fo:margin-top="0cm" fo:margin-bottom="0.499cm" style:contextual-spacing="false"/>
      <style:text-properties style:font-name="Liberation Serif" officeooo:paragraph-rsid="001e0dd0"/>
    </style:style>
    <style:style style:name="P27" style:family="paragraph" style:parent-style-name="Preformatted_20_Text">
      <style:paragraph-properties fo:margin-top="0cm" fo:margin-bottom="0.499cm" style:contextual-spacing="false" fo:text-align="start" style:justify-single-word="false"/>
      <style:text-properties style:font-name="Liberation Serif" officeooo:paragraph-rsid="001e0dd0"/>
    </style:style>
    <style:style style:name="P28" style:family="paragraph" style:parent-style-name="Preformatted_20_Text">
      <style:paragraph-properties fo:margin-top="0cm" fo:margin-bottom="0.499cm" style:contextual-spacing="false" fo:text-align="center" style:justify-single-word="false"/>
      <style:text-properties style:font-name="Liberation Serif" fo:font-weight="bold" officeooo:paragraph-rsid="001e0dd0" style:font-weight-asian="bold" style:font-weight-complex="bold"/>
    </style:style>
    <style:style style:name="P29" style:family="paragraph" style:parent-style-name="Preformatted_20_Text">
      <style:paragraph-properties fo:margin-top="0cm" fo:margin-bottom="0.499cm" style:contextual-spacing="false" fo:text-align="start" style:justify-single-word="false"/>
      <style:text-properties style:font-name="Liberation Serif" fo:font-weight="normal" officeooo:paragraph-rsid="001e0dd0" style:font-weight-asian="normal" style:font-weight-complex="normal"/>
    </style:style>
    <style:style style:name="P30" style:family="paragraph" style:parent-style-name="Standard">
      <style:paragraph-properties fo:text-align="start" style:justify-single-word="false"/>
      <style:text-properties style:font-name="Liberation Serif" fo:font-weight="bold" officeooo:paragraph-rsid="001e0dd0" style:font-weight-asian="bold" style:font-weight-complex="bold"/>
    </style:style>
    <style:style style:name="P31" style:family="paragraph" style:parent-style-name="Standard">
      <style:paragraph-properties fo:margin-top="0cm" fo:margin-bottom="0.499cm" style:contextual-spacing="false" fo:text-align="start" style:justify-single-word="false"/>
      <style:text-properties officeooo:paragraph-rsid="001e0dd0"/>
    </style:style>
    <style:style style:name="P32" style:family="paragraph" style:parent-style-name="Standard">
      <style:paragraph-properties fo:margin-top="0cm" fo:margin-bottom="0.499cm" style:contextual-spacing="false" fo:text-align="start" style:justify-single-word="false"/>
      <style:text-properties style:font-name="Liberation Serif" fo:font-weight="bold" officeooo:paragraph-rsid="001e0dd0" style:font-weight-asian="bold" style:font-weight-complex="bold"/>
    </style:style>
    <style:style style:name="P33" style:family="paragraph" style:parent-style-name="Standard">
      <style:paragraph-properties fo:margin-top="0cm" fo:margin-bottom="0.499cm" style:contextual-spacing="false" fo:text-align="start" style:justify-single-word="false"/>
      <style:text-properties style:font-name="Liberation Serif" fo:font-weight="bold" officeooo:paragraph-rsid="001e0dd0" style:font-weight-asian="normal" style:font-weight-complex="normal"/>
    </style:style>
    <style:style style:name="P34" style:family="paragraph" style:parent-style-name="Standard">
      <style:paragraph-properties fo:margin-top="0cm" fo:margin-bottom="0.499cm" style:contextual-spacing="false" fo:text-align="start" style:justify-single-word="false"/>
      <style:text-properties style:font-name="Liberation Serif" fo:font-weight="normal" officeooo:paragraph-rsid="001e0dd0" style:font-weight-asian="normal" style:font-weight-complex="normal"/>
    </style:style>
    <style:style style:name="P35" style:family="paragraph" style:parent-style-name="Text_20_body">
      <style:text-properties fo:font-weight="bold" officeooo:paragraph-rsid="001e0dd0" style:font-weight-asian="bold" style:font-weight-complex="bold"/>
    </style:style>
    <style:style style:name="P36" style:family="paragraph" style:parent-style-name="Text_20_body" style:list-style-name="L11">
      <style:text-properties officeooo:paragraph-rsid="001e0dd0"/>
    </style:style>
    <style:style style:name="P37" style:family="paragraph" style:parent-style-name="Text_20_body" style:list-style-name="L13">
      <style:text-properties officeooo:paragraph-rsid="001e0dd0"/>
    </style:style>
    <style:style style:name="P38" style:family="paragraph" style:parent-style-name="Text_20_body" style:list-style-name="L14">
      <style:text-properties officeooo:paragraph-rsid="001e0dd0"/>
    </style:style>
    <style:style style:name="P39" style:family="paragraph" style:parent-style-name="Text_20_body" style:list-style-name="L17">
      <style:text-properties officeooo:paragraph-rsid="001e0dd0"/>
    </style:style>
    <style:style style:name="P40" style:family="paragraph" style:parent-style-name="Text_20_body">
      <style:text-properties officeooo:paragraph-rsid="001e0dd0"/>
    </style:style>
    <style:style style:name="P41" style:family="paragraph" style:parent-style-name="Text_20_body">
      <style:text-properties style:font-name="Liberation Serif" fo:font-weight="bold" officeooo:paragraph-rsid="001e0dd0" style:font-weight-asian="bold" style:font-weight-complex="bold"/>
    </style:style>
    <style:style style:name="P42" style:family="paragraph" style:parent-style-name="Text_20_body">
      <style:paragraph-properties fo:text-align="center" style:justify-single-word="false"/>
      <style:text-properties style:font-name="Liberation Serif" fo:font-weight="bold" officeooo:paragraph-rsid="001e0dd0" style:font-weight-asian="bold" style:font-weight-complex="bold"/>
    </style:style>
    <style:style style:name="P43" style:family="paragraph" style:parent-style-name="Text_20_body" style:list-style-name="L17">
      <style:text-properties style:font-name="Liberation Serif" fo:font-weight="bold" officeooo:paragraph-rsid="001e0dd0"/>
    </style:style>
    <style:style style:name="P44" style:family="paragraph" style:parent-style-name="Text_20_body">
      <style:text-properties style:font-name="Liberation Serif" fo:font-weight="bold" officeooo:paragraph-rsid="001e0dd0"/>
    </style:style>
    <style:style style:name="P45" style:family="paragraph" style:parent-style-name="Text_20_body">
      <style:paragraph-properties fo:text-align="start" style:justify-single-word="false"/>
      <style:text-properties style:font-name="Liberation Serif" fo:font-weight="bold" officeooo:paragraph-rsid="001e0dd0" style:font-weight-asian="normal" style:font-weight-complex="normal"/>
    </style:style>
    <style:style style:name="P46" style:family="paragraph" style:parent-style-name="Text_20_body">
      <style:text-properties style:font-name="Liberation Serif" officeooo:paragraph-rsid="001e0dd0"/>
    </style:style>
    <style:style style:name="P47" style:family="paragraph" style:parent-style-name="Text_20_body">
      <style:paragraph-properties fo:text-align="center" style:justify-single-word="false"/>
      <style:text-properties style:font-name="Liberation Serif" officeooo:paragraph-rsid="001e0dd0"/>
    </style:style>
    <style:style style:name="P48" style:family="paragraph" style:parent-style-name="Text_20_body" style:list-style-name="L1">
      <style:text-properties style:font-name="Liberation Serif" officeooo:paragraph-rsid="001e0dd0"/>
    </style:style>
    <style:style style:name="P49" style:family="paragraph" style:parent-style-name="Text_20_body">
      <style:paragraph-properties fo:text-align="justify" style:justify-single-word="false"/>
      <style:text-properties style:font-name="Liberation Serif" officeooo:paragraph-rsid="001e0dd0"/>
    </style:style>
    <style:style style:name="P50" style:family="paragraph" style:parent-style-name="Text_20_body" style:list-style-name="L11">
      <style:paragraph-properties fo:text-align="justify" style:justify-single-word="false"/>
      <style:text-properties style:font-name="Liberation Serif" officeooo:paragraph-rsid="001e0dd0"/>
    </style:style>
    <style:style style:name="P51" style:family="paragraph" style:parent-style-name="Text_20_body" style:list-style-name="L12">
      <style:paragraph-properties fo:text-align="justify" style:justify-single-word="false"/>
      <style:text-properties style:font-name="Liberation Serif" officeooo:paragraph-rsid="001e0dd0"/>
    </style:style>
    <style:style style:name="P52" style:family="paragraph" style:parent-style-name="Text_20_body" style:list-style-name="L13">
      <style:paragraph-properties fo:text-align="justify" style:justify-single-word="false"/>
      <style:text-properties style:font-name="Liberation Serif" officeooo:paragraph-rsid="001e0dd0"/>
    </style:style>
    <style:style style:name="P53" style:family="paragraph" style:parent-style-name="Text_20_body" style:list-style-name="L14">
      <style:paragraph-properties fo:text-align="justify" style:justify-single-word="false"/>
      <style:text-properties style:font-name="Liberation Serif" officeooo:paragraph-rsid="001e0dd0"/>
    </style:style>
    <style:style style:name="P54" style:family="paragraph" style:parent-style-name="Text_20_body" style:list-style-name="L17">
      <style:paragraph-properties fo:text-align="justify" style:justify-single-word="false"/>
      <style:text-properties style:font-name="Liberation Serif" officeooo:paragraph-rsid="001e0dd0"/>
    </style:style>
    <style:style style:name="P55" style:family="paragraph" style:parent-style-name="Text_20_body" style:list-style-name="L11">
      <style:text-properties style:font-name="Liberation Serif" officeooo:paragraph-rsid="001e0dd0"/>
    </style:style>
    <style:style style:name="P56" style:family="paragraph" style:parent-style-name="Text_20_body" style:list-style-name="L12">
      <style:text-properties style:font-name="Liberation Serif" officeooo:paragraph-rsid="001e0dd0"/>
    </style:style>
    <style:style style:name="P57" style:family="paragraph" style:parent-style-name="Text_20_body" style:list-style-name="L13">
      <style:text-properties style:font-name="Liberation Serif" officeooo:paragraph-rsid="001e0dd0"/>
    </style:style>
    <style:style style:name="P58" style:family="paragraph" style:parent-style-name="Text_20_body" style:list-style-name="L14">
      <style:text-properties style:font-name="Liberation Serif" officeooo:paragraph-rsid="001e0dd0"/>
    </style:style>
    <style:style style:name="P59" style:family="paragraph" style:parent-style-name="Text_20_body" style:list-style-name="L15">
      <style:text-properties style:font-name="Liberation Serif" officeooo:paragraph-rsid="001e0dd0"/>
    </style:style>
    <style:style style:name="P60" style:family="paragraph" style:parent-style-name="Text_20_body" style:list-style-name="L16">
      <style:text-properties style:font-name="Liberation Serif" officeooo:paragraph-rsid="001e0dd0"/>
    </style:style>
    <style:style style:name="P61" style:family="paragraph" style:parent-style-name="Text_20_body" style:list-style-name="L17">
      <style:text-properties style:font-name="Liberation Serif" officeooo:paragraph-rsid="001e0dd0"/>
    </style:style>
    <style:style style:name="P62" style:family="paragraph" style:parent-style-name="Text_20_body" style:list-style-name="L18">
      <style:text-properties style:font-name="Liberation Serif" officeooo:paragraph-rsid="001e0dd0"/>
    </style:style>
    <style:style style:name="P63" style:family="paragraph" style:parent-style-name="Text_20_body" style:list-style-name="L19">
      <style:text-properties style:font-name="Liberation Serif" officeooo:paragraph-rsid="001e0dd0"/>
    </style:style>
    <style:style style:name="P64" style:family="paragraph" style:parent-style-name="Text_20_body">
      <style:paragraph-properties fo:text-align="start" style:justify-single-word="false"/>
      <style:text-properties style:font-name="Liberation Serif" fo:font-weight="normal" officeooo:paragraph-rsid="001e0dd0" style:font-weight-asian="normal" style:font-weight-complex="normal"/>
    </style:style>
    <style:style style:name="P65" style:family="paragraph" style:parent-style-name="Text_20_body" style:list-style-name="L1">
      <style:paragraph-properties fo:margin-top="0cm" fo:margin-bottom="0cm" style:contextual-spacing="false"/>
      <style:text-properties style:font-name="Liberation Serif" officeooo:paragraph-rsid="001e0dd0"/>
    </style:style>
    <style:style style:name="P66" style:family="paragraph" style:parent-style-name="Text_20_body" style:list-style-name="L13">
      <style:paragraph-properties fo:margin-top="0cm" fo:margin-bottom="0cm" style:contextual-spacing="false"/>
      <style:text-properties style:font-name="Liberation Serif" officeooo:paragraph-rsid="001e0dd0"/>
    </style:style>
    <style:style style:name="P67" style:family="paragraph" style:parent-style-name="Text_20_body" style:list-style-name="L15">
      <style:paragraph-properties fo:margin-top="0cm" fo:margin-bottom="0cm" style:contextual-spacing="false"/>
      <style:text-properties style:font-name="Liberation Serif" officeooo:paragraph-rsid="001e0dd0"/>
    </style:style>
    <style:style style:name="P68" style:family="paragraph" style:parent-style-name="Text_20_body">
      <style:paragraph-properties fo:margin-top="0cm" fo:margin-bottom="0cm" style:contextual-spacing="false" fo:text-align="justify" style:justify-single-word="false"/>
      <style:text-properties style:font-name="Liberation Serif" officeooo:paragraph-rsid="001e0dd0"/>
    </style:style>
    <style:style style:name="P69" style:family="paragraph" style:parent-style-name="Text_20_body" style:list-style-name="L17">
      <style:paragraph-properties fo:margin-top="0cm" fo:margin-bottom="0cm" style:contextual-spacing="false" fo:text-align="justify" style:justify-single-word="false"/>
      <style:text-properties style:font-name="Liberation Serif" officeooo:paragraph-rsid="001e0dd0"/>
    </style:style>
    <style:style style:name="P70" style:family="paragraph" style:parent-style-name="Text_20_body" style:list-style-name="L16">
      <style:paragraph-properties fo:margin-top="0cm" fo:margin-bottom="0cm" style:contextual-spacing="false"/>
      <style:text-properties style:font-name="Liberation Serif" officeooo:paragraph-rsid="001e0dd0"/>
    </style:style>
    <style:style style:name="P71" style:family="paragraph" style:parent-style-name="Text_20_body" style:list-style-name="L18">
      <style:paragraph-properties fo:margin-top="0cm" fo:margin-bottom="0cm" style:contextual-spacing="false"/>
      <style:text-properties style:font-name="Liberation Serif" officeooo:paragraph-rsid="001e0dd0"/>
    </style:style>
    <style:style style:name="P72" style:family="paragraph" style:parent-style-name="Text_20_body">
      <style:paragraph-properties fo:margin-top="0cm" fo:margin-bottom="0.499cm" style:contextual-spacing="false" fo:text-align="start" style:justify-single-word="false"/>
      <style:text-properties style:font-name="Liberation Serif" officeooo:paragraph-rsid="001e0dd0"/>
    </style:style>
    <style:style style:name="P73" style:family="paragraph" style:parent-style-name="Text_20_body">
      <style:paragraph-properties fo:margin-top="0cm" fo:margin-bottom="0.499cm" style:contextual-spacing="false" fo:text-align="start" style:justify-single-word="false"/>
      <style:text-properties style:font-name="Liberation Serif" fo:font-weight="bold" officeooo:paragraph-rsid="001e0dd0"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style="italic"/>
    </style:style>
    <style:style style:name="T5" style:family="text">
      <style:text-properties fo:font-style="italic"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202533" style:font-weight-asian="normal" style:font-weight-complex="normal"/>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bold" style:font-weight-asian="normal" style:font-weight-complex="normal"/>
    </style:style>
    <style:style style:name="T11" style:family="text">
      <style:text-properties style:font-weight-asian="normal" style:font-weight-complex="normal"/>
    </style:style>
    <style:style style:name="T12" style:family="text">
      <style:text-properties officeooo:rsid="001e0dd0"/>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e0dd0" style:font-style-asian="normal" style:font-weight-asian="normal" style:font-style-complex="normal" style:font-weight-complex="normal"/>
    </style:style>
    <style:style style:name="T16" style:family="text">
      <style:text-properties fo:font-style="normal" fo:font-weight="normal" officeooo:rsid="001e0dd0" style:font-name-asian="Noto Sans Mono CJK SC" style:font-style-asian="normal" style:font-weight-asian="normal" style:font-name-complex="Liberation Mono" style:font-style-complex="normal" style:font-weight-complex="normal"/>
    </style:style>
    <style:style style:name="T17" style:family="text">
      <style:text-properties style:font-name="Liberation Serif"/>
    </style:style>
    <style:style style:name="T18" style:family="text">
      <style:text-properties style:font-name="Liberation Serif" fo:font-weight="bold" style:font-weight-asian="normal" style:font-weight-complex="normal"/>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normal" style:font-weight-asian="normal" style:font-weight-complex="normal"/>
    </style:style>
    <style:style style:name="T21" style:family="text">
      <style:text-properties style:font-name="Liberation Serif" fo:font-style="italic" fo:font-weight="normal" style:font-weight-asian="normal" style:font-weight-complex="normal"/>
    </style:style>
    <style:style style:name="T22" style:family="text">
      <style:text-properties style:font-name="Liberation Serif" fo:font-style="italic" fo:font-weight="normal" style:font-style-asian="italic" style:font-weight-asian="normal" style:font-style-complex="italic" style:font-weight-complex="normal"/>
    </style:style>
    <style:style style:name="T23" style:family="text">
      <style:text-properties style:font-name="Liberation Serif" fo:font-style="normal" fo:font-weight="normal" style:font-style-asian="normal" style:font-weight-asian="normal" style:font-style-complex="normal" style:font-weight-complex="normal"/>
    </style:style>
    <style:style style:name="T24" style:family="text">
      <style:text-properties style:font-name="Liberation Serif" fo:font-style="normal" fo:font-weight="normal" officeooo:rsid="001e0dd0" style:font-style-asian="normal" style:font-weight-asian="normal" style:font-style-complex="normal" style:font-weight-complex="normal"/>
    </style:style>
    <style:style style:name="T25" style:family="text">
      <style:text-properties style:font-name="Liberation Serif" fo:font-style="normal" fo:font-weight="normal" officeooo:rsid="001e0dd0" style:font-name-asian="Noto Sans Mono CJK SC" style:font-style-asian="normal" style:font-weight-asian="normal" style:font-name-complex="Liberation Mono" style:font-style-complex="normal" style:font-weight-complex="normal"/>
    </style:style>
    <style:style style:name="T26" style:family="text">
      <style:text-properties style:font-name="Liberation Mono" fo:font-style="normal" fo:font-weight="normal" officeooo:rsid="001e0dd0" style:font-name-asian="Noto Sans Mono CJK SC" style:font-style-asian="normal" style:font-weight-asian="normal" style:font-name-complex="Liberation Mono" style:font-style-complex="normal" style:font-weight-complex="normal"/>
    </style:style>
    <style:style style:name="T27" style:family="text">
      <style:text-properties officeooo:rsid="0020253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arametry:</text:p>
      <text:p text:style-name="P46"><text:s text:c="4"/><text:span text:style-name="T2">-n</text:span> nie jest wysyłany znak nowej linii</text:p>
      <text:p text:style-name="P46"><text:s text:c="4"/><text:span text:style-name="T2">-e</text:span> włącza inetrpretacje znaków specjalnych takich jak:</text:p>
      <text:p text:style-name="P46"><text:s text:c="8"/><text:span text:style-name="T2">\a </text:span>czyli alert, usłyszysz dzwonek</text:p>
      <text:p text:style-name="P46"><text:s text:c="7"/><text:span text:style-name="T2"><text:s/>\b</text:span> backspace</text:p>
      <text:p text:style-name="P46"><text:s text:c="8"/><text:span text:style-name="T2">\c </text:span>pomija znak kończący nowej linii</text:p>
      <text:p text:style-name="P46"><text:s text:c="8"/><text:span text:style-name="T2">\f </text:span>escape</text:p>
      <text:p text:style-name="P46"><text:s text:c="7"/><text:span text:style-name="T2"><text:s/>\n </text:span>form feed czyli wysuw strony</text:p>
      <text:p text:style-name="P46"><text:s text:c="8"/><text:span text:style-name="T2">\r </text:span>znak nowej linii</text:p>
      <text:p text:style-name="P46"><text:s text:c="8"/><text:span text:style-name="T2">\t </text:span>tabulacja pozioma</text:p>
      <text:p text:style-name="P46"><text:s text:c="8"/><text:span text:style-name="T2">\v</text:span> tabulacja pionowa</text:p>
      <text:p text:style-name="P46"><text:s text:c="8"/><text:span text:style-name="T2">\\ </text:span>backslash</text:p>
      <text:p text:style-name="P46"><text:s text:c="8"/><text:span text:style-name="T2">\nnn</text:span> znak, którego kod ASCII ma wartość ósemkowo</text:p>
      <text:p text:style-name="P46"><text:s text:c="8"/><text:span text:style-name="T2">\xnnn </text:span>znak, którego kod ASCII ma wartość szesnastkowo</text:p>
      <text:p text:style-name="P46"/>
      <text:p text:style-name="P47">***</text:p>
      <text:p text:style-name="P41">Słowa zastrzeżone <text:span text:style-name="T7">(reserved words)</text:span></text:p>
      <text:p text:style-name="P46">Mają dla powłoki specjalne znaczenie, wtedy gdy nie są cytowane.</text:p>
      <text:p text:style-name="P46">Lista słów zastrzeżonych:</text:p>
      <text:p text:style-name="P46"/>
      <text:p text:style-name="P41"><text:s text:c="4"/>!, case, <text:span text:style-name="T12">do, done, elif, else, esac, fi, for, function, if, in, select, then, until, while, {, }, time, [, ],</text:span></text:p>
      <text:p text:style-name="P41"/>
      <text:p text:style-name="P42">***</text:p>
      <text:p text:style-name="P42"/>
      <text:p text:style-name="P30">Cytowanie</text:p>
      <text:p text:style-name="P46">Znaki cytowania służą do usuwania interpretacji znaków specjalnych przez powłokę. </text:p>
      <text:p text:style-name="P46">Wyróżnia się nastepujące znaki cytowania: </text:p>
      <text:list xml:id="list1059353446" text:style-name="L1">
        <text:list-item>
          <text:p text:style-name="P48"><text:span text:style-name="T1">cudzysłów</text:span> (<text:span text:style-name="T13">double quote</text:span>) </text:p>
          <text:p text:style-name="P16"><text:span text:style-name="Source_20_Text"><text:span text:style-name="T17">" "</text:span></text:span></text:p>
          <text:p text:style-name="P48">Między cudzysłowami umieszcza się tekst, wartości zmiennych zawierające spacje. Cudzysłowy zachowują znaczenie specjalne trzech znaków: </text:p>
          <text:list>
            <text:list-item>
              <text:p text:style-name="P65"><text:span text:style-name="T1">$</text:span> wskazuje na nazwę zmiennej, umożliwiając podstawienie jej wartości </text:p>
            </text:list-item>
            <text:list-item>
              <text:p text:style-name="P65"><text:span text:style-name="T1">\</text:span> znak maskujący </text:p>
            </text:list-item>
            <text:list-item>
              <text:p text:style-name="P48"><text:soft-page-break/><text:span text:style-name="T1">` `</text:span> odwrotny apostrof, umozliwia zacytowanie polecenia </text:p>
            </text:list-item>
          </text:list>
          <text:p text:style-name="P48"><text:span text:style-name="T1">Przykład:</text:span> </text:p>
          <text:p text:style-name="P1"><text:span text:style-name="Source_20_Text"><text:span text:style-name="T17">#!/bin/bash</text:span></text:span></text:p>
          <text:p text:style-name="P9"/>
          <text:p text:style-name="P1"><text:span text:style-name="Source_20_Text"><text:span text:style-name="T17">x=2</text:span></text:span></text:p>
          <text:p text:style-name="P1"><text:span text:style-name="Source_20_Text"><text:span text:style-name="T17">echo "Wartość zmiennej x to $x" <text:s text:c="3"/>#wydrukuje Wartość zmiennej x to 2</text:span></text:span></text:p>
          <text:p text:style-name="P1"><text:span text:style-name="Source_20_Text"><text:span text:style-name="T17">echo -ne "Usłyszysz dzwonek\a"</text:span></text:span></text:p>
          <text:p text:style-name="P16"><text:span text:style-name="Source_20_Text"><text:span text:style-name="T17">echo "Polecenie date pokaże: `date`"</text:span></text:span></text:p>
        </text:list-item>
        <text:list-item>
          <text:p text:style-name="P48"><text:span text:style-name="T1">apostrof</text:span> (<text:span text:style-name="T13">single quote</text:span>) </text:p>
          <text:p text:style-name="P16"><text:span text:style-name="Source_20_Text"><text:span text:style-name="T17">' '</text:span></text:span></text:p>
          <text:p text:style-name="P48">Wszystko co ujęte w znaki apostrofu traktowane jest jak łańcuch tekstowy, apostrof wyłącza interpretowanie wszystkich znaków specjalnych, traktowane są jak zwykłe znaki. </text:p>
          <text:p text:style-name="P48"><text:span text:style-name="T1">Przykład:</text:span> </text:p>
          <text:p text:style-name="P1"><text:span text:style-name="Source_20_Text"><text:span text:style-name="T17">#!/bin/bash</text:span></text:span></text:p>
          <text:p text:style-name="P9"/>
          <text:p text:style-name="P16"><text:span text:style-name="Source_20_Text"><text:span text:style-name="T17">echo '$USER' <text:s text:c="2"/>#nie wypisze twojego loginu</text:span></text:span></text:p>
        </text:list-item>
        <text:list-item>
          <text:p text:style-name="P48"><text:span text:style-name="T1">odwrotny apostrof</text:span> (<text:span text:style-name="T13">backquote</text:span>) </text:p>
          <text:p text:style-name="P16"><text:span text:style-name="Source_20_Text"><text:span text:style-name="T17">` `</text:span></text:span></text:p>
          <text:p text:style-name="P48">umożliwia zacytowanie polecenia, bardzo przydatne jeśli chce się podstawić pod zmienną wynik jakiegoś polecenia np: </text:p>
          <text:p text:style-name="P48"><text:span text:style-name="T1">Przykład:</text:span> </text:p>
          <text:p text:style-name="P1"><text:span text:style-name="Source_20_Text"><text:span text:style-name="T17">#!/bin/bash</text:span></text:span></text:p>
          <text:p text:style-name="P9"/>
          <text:p text:style-name="P1"><text:span text:style-name="Source_20_Text"><text:span text:style-name="T17">x=`ls -la $PWD`</text:span></text:span></text:p>
          <text:p text:style-name="P16"><text:span text:style-name="Source_20_Text"><text:span text:style-name="T17">echo $x <text:s text:c="27"/>#pokaże rezultat polecenia</text:span></text:span></text:p>
          <text:p text:style-name="P48">Alternatywny zapis, który ma takie samo działanie wygląda tak: </text:p>
          <text:p text:style-name="P1"><text:span text:style-name="Source_20_Text"><text:span text:style-name="T17">#!/bin/bash</text:span></text:span></text:p>
          <text:p text:style-name="P9"/>
          <text:p text:style-name="P16"><text:span text:style-name="Source_20_Text"><text:span text:style-name="T17">echo $(ls -la $PWD)</text:span></text:span></text:p>
        </text:list-item>
        <text:list-item>
          <text:p text:style-name="P48"><text:span text:style-name="T1">backslash</text:span> czyli znak maskujący </text:p>
          <text:p text:style-name="P16"><text:span text:style-name="Source_20_Text"><text:span text:style-name="T17">\</text:span></text:span></text:p>
          <text:p text:style-name="P48">Jego działanie najlepiej wyjaśnić na przykładzie: w celu by na ekranie pojawił się napis $HOME </text:p>
          <text:p text:style-name="P48"><text:span text:style-name="T1">Przykład:</text:span> </text:p>
          <text:p text:style-name="P16"><text:span text:style-name="Source_20_Text"><text:span text:style-name="T17">echo "$HOME" <text:s text:c="22"/>#wydrukuje /home/ja</text:span></text:span></text:p>
          <text:p text:style-name="P48">aby wyłączyć interpretacje przez powłokę tej zmiennej, należy wpisać: </text:p>
          <text:p text:style-name="P16"><text:span text:style-name="Source_20_Text"><text:span text:style-name="T17">echo \$HOME <text:s text:c="23"/>#i jest napis $HOME</text:span></text:span></text:p>
        </text:list-item>
      </text:list>
      <text:p text:style-name="P17"><text:span text:style-name="Source_20_Text"><text:span text:style-name="T19">***</text:span></text:span></text:p>
      <text:p text:style-name="P31"><text:soft-page-break/><text:span text:style-name="Source_20_Text"><text:span text:style-name="T10">Zmienne programowe</text:span></text:span><text:span text:style-name="Source_20_Text"><text:span text:style-name="T9"> </text:span></text:span><text:span text:style-name="Source_20_Text"><text:span text:style-name="T23">(program variables) </text:span></text:span></text:p>
      <text:p text:style-name="P46">To zmienne definiowane samodzielnie przez użytkownika. </text:p>
      <text:p text:style-name="P25"><text:span text:style-name="Source_20_Text"><text:span text:style-name="T17">nazwa_zmiennej="wartość"</text:span></text:span></text:p>
      <text:p text:style-name="P46"><text:span text:style-name="T1">Na przykład:</text:span> </text:p>
      <text:p text:style-name="P25"><text:span text:style-name="Source_20_Text"><text:span text:style-name="T17">x="napis"</text:span></text:span></text:p>
      <text:p text:style-name="P49">Do zmiennej odwołujemy się poprzez podanie jej nazwy poprzedzonej znakiem <text:span text:style-name="T1">$</text:span> i tak dla zmiennej <text:span text:style-name="T1">x</text:span> może to wyglądać następująco:</text:p>
      <text:p text:style-name="P25"><text:span text:style-name="Source_20_Text"><text:span text:style-name="T17">echo $x</text:span></text:span></text:p>
      <text:p text:style-name="P46"><text:span text:style-name="T1">Nie może być spacji po obu stronach!</text:span> </text:p>
      <text:p text:style-name="P25"><text:span text:style-name="Source_20_Text"><text:span text:style-name="T17">x = "napis" - </text:span></text:span><text:span text:style-name="T17">ten zapis jest błędny </text:span></text:p>
      <text:p text:style-name="P46">Pod zmienną możemy podstawić wynik jakiegoś polecenia, można to zrobić na dwa sposoby: </text:p>
      <text:list xml:id="list1198177568" text:style-name="L11">
        <text:list-item>
          <text:p text:style-name="P55">Poprzez użycie odwrotnych apostrofów: </text:p>
          <text:p text:style-name="P36"><text:span text:style-name="Source_20_Text"><text:span text:style-name="T17">`polecenie`</text:span></text:span><text:span text:style-name="T17"> </text:span></text:p>
          <text:p text:style-name="P55"><text:span text:style-name="T1">Przykład:</text:span> </text:p>
          <text:p text:style-name="P2"><text:span text:style-name="Source_20_Text"><text:span text:style-name="T17">#!/bin/bash</text:span></text:span></text:p>
          <text:p text:style-name="P10"/>
          <text:p text:style-name="P2"><text:span text:style-name="Source_20_Text"><text:span text:style-name="T17">GDZIE_JESTEM=`pwd`</text:span></text:span></text:p>
          <text:p text:style-name="P19"><text:span text:style-name="Source_20_Text"><text:span text:style-name="T17">echo "Jestem w katalogu $GDZIE_JESTEM"</text:span></text:span></text:p>
          <text:p text:style-name="P50">Wartością zmiennej <text:span text:style-name="T1">GDZIE_JESTEM</text:span> jest wynik działania polecenia <text:span text:style-name="T1">pwd</text:span>, które wypisze nazwę katalogu w jakim się w danej chwili znajdujemy.</text:p>
        </text:list-item>
        <text:list-item>
          <text:p text:style-name="P55">Za pomocą rozwijania zawartości nawiasów: </text:p>
          <text:p text:style-name="P36"><text:span text:style-name="Source_20_Text"><text:span text:style-name="T17">$(polecenie)</text:span></text:span><text:span text:style-name="T17"> </text:span></text:p>
          <text:p text:style-name="P55"><text:span text:style-name="T1">Przykład:</text:span> </text:p>
          <text:p text:style-name="P2"><text:span text:style-name="Source_20_Text"><text:span text:style-name="T17">#!/bin/bash</text:span></text:span></text:p>
          <text:p text:style-name="P10"/>
          <text:p text:style-name="P2"><text:span text:style-name="Source_20_Text"><text:span text:style-name="T17">GDZIE_JESTEM=$(pwd)</text:span></text:span></text:p>
          <text:p text:style-name="P19"><text:span text:style-name="Source_20_Text"><text:span text:style-name="T17">echo "Jestem w katalogu $GDZIE_JESTEM"</text:span></text:span></text:p>
        </text:list-item>
      </text:list>
      <text:p text:style-name="P18"><text:span text:style-name="Source_20_Text"><text:span text:style-name="T9"/></text:span></text:p>
      <text:p text:style-name="P17"><text:span text:style-name="Source_20_Text"><text:span text:style-name="T19">***</text:span></text:span></text:p>
      <text:p text:style-name="P31"><text:span text:style-name="Source_20_Text"><text:span text:style-name="T10">Zmienne specjalne</text:span></text:span><text:span text:style-name="Source_20_Text"><text:span text:style-name="T9"> </text:span></text:span><text:span text:style-name="Source_20_Text"><text:span text:style-name="T23">(special variables/</text:span></text:span><text:span text:style-name="Source_20_Text"><text:span text:style-name="T24">parameters</text:span></text:span><text:span text:style-name="Source_20_Text"><text:span text:style-name="T25">)</text:span></text:span></text:p>
      <text:p text:style-name="P49">To najbardziej prywatne zmienne powłoki, są udostępniane użytkownikowi tylko do odczytu (są wyjątki). Kilka przykładów:</text:p>
      <text:list xml:id="list722679329" text:style-name="L12">
        <text:list-item>
          <text:p text:style-name="P56"><text:span text:style-name="T1">$0</text:span> </text:p>
          <text:p text:style-name="P56">nazwa bieżącego skryptu lub powłoki </text:p>
          <text:p text:style-name="P56"><text:soft-page-break/><text:span text:style-name="T1">Przykład:</text:span> </text:p>
          <text:p text:style-name="P3"><text:span text:style-name="Source_20_Text"><text:span text:style-name="T17">#!/bin/bash</text:span></text:span></text:p>
          <text:p text:style-name="P11"/>
          <text:p text:style-name="P20"><text:span text:style-name="Source_20_Text"><text:span text:style-name="T17">echo "$0"</text:span></text:span></text:p>
          <text:p text:style-name="P56">Pokaże nazwę uruchomionego skryptu. </text:p>
        </text:list-item>
        <text:list-item>
          <text:p text:style-name="P56"><text:span text:style-name="T1">$1..$9</text:span> </text:p>
          <text:p text:style-name="P56">Parametry przekazywane do skryptu (wyjątek, użytkownik może modyfikować ten rodzaj $-ych specjalnych. </text:p>
          <text:p text:style-name="P3"><text:span text:style-name="Source_20_Text"><text:span text:style-name="T17">#!/bin/bash</text:span></text:span></text:p>
          <text:p text:style-name="P11"/>
          <text:p text:style-name="P20"><text:span text:style-name="Source_20_Text"><text:span text:style-name="T17">echo "$1 $2 $3"</text:span></text:span></text:p>
          <text:p text:style-name="P56">Jeśli wywołany zostanie skrypt z jakimiś parametrami to przypisane zostaną zmiennym: od <text:span text:style-name="T1">$1</text:span> do <text:span text:style-name="T1">$9</text:span>. Zobacz co się stanie jak podasz za małą liczbę parametrów oraz jaki będzie wynik podania za dużej liczby parametrów. </text:p>
        </text:list-item>
        <text:list-item>
          <text:p text:style-name="P56"><text:span text:style-name="T1">$@</text:span> </text:p>
          <text:p text:style-name="P51">Pokaże wszystkie parametry przekzywane do skryptu (też wyjątek), równoważne <text:span text:style-name="T1">$1 $2 $3</text:span>..., jeśli nie podane są żadne parametry <text:span text:style-name="T1">$@</text:span> interpretowana jest jako nic.</text:p>
          <text:p text:style-name="P56"><text:span text:style-name="T1">Przykład:</text:span> </text:p>
          <text:p text:style-name="P3"><text:span text:style-name="Source_20_Text"><text:span text:style-name="T17">#!/bin/bash</text:span></text:span></text:p>
          <text:p text:style-name="P11"/>
          <text:p text:style-name="P20"><text:span text:style-name="Source_20_Text"><text:span text:style-name="T17">echo "Skrypt uruchomiono z parametrami: $@"</text:span></text:span></text:p>
          <text:p text:style-name="P56">A teraz wywołaj ten skrypt z jakimiś parametrami, mogą być brane z powietrza np.: </text:p>
          <text:p text:style-name="P20"><text:span text:style-name="Source_20_Text"><text:span text:style-name="T17">./plik -a d</text:span></text:span></text:p>
          <text:p text:style-name="P56">Efekt będzie wyglądał następująco: </text:p>
          <text:p text:style-name="P20"><text:span text:style-name="Source_20_Text"><text:span text:style-name="T17">Skrypt uruchomiono z paramertami -a d</text:span></text:span></text:p>
        </text:list-item>
        <text:list-item>
          <text:p text:style-name="P56"><text:span text:style-name="T1">$?</text:span> </text:p>
          <text:p text:style-name="P56">kod powrotu ostanio wykonywanego polecenia </text:p>
        </text:list-item>
        <text:list-item>
          <text:p text:style-name="P56"><text:span text:style-name="T1">$$</text:span> </text:p>
          <text:p text:style-name="P56">PID procesu bieżącej powłoki</text:p>
        </text:list-item>
      </text:list>
      <text:p text:style-name="P18"><text:span text:style-name="Source_20_Text"><text:span text:style-name="T9"/></text:span></text:p>
      <text:p text:style-name="P17"><text:span text:style-name="Source_20_Text"><text:span text:style-name="T19">***</text:span></text:span></text:p>
      <text:p text:style-name="P31"><text:span text:style-name="Source_20_Text"><text:span text:style-name="T10">Zmienne środowiskowe</text:span></text:span><text:span text:style-name="Source_20_Text"><text:span text:style-name="T9"> </text:span></text:span><text:span text:style-name="Source_20_Text"><text:span text:style-name="T23">(environment variables)</text:span></text:span><text:span text:style-name="Source_20_Text"><text:span text:style-name="T9"> </text:span></text:span></text:p>
      <text:p text:style-name="P46">Definują środowisko użytkownika, dostępne dla wszystkich procesów potomnych. Można je podzielić na:</text:p>
      <text:list xml:id="list2664633178" text:style-name="L13">
        <text:list-item>
          <text:p text:style-name="P66"><text:span text:style-name="T2">globalne </text:span>- widoczne w każdym podshellu </text:p>
        </text:list-item>
        <text:list-item>
          <text:p text:style-name="P57"><text:soft-page-break/><text:span text:style-name="T2">lokalne</text:span> - widoczne tylko dla tego shella w którym został ustawione </text:p>
          <text:p text:style-name="P52">Aby bardziej uzmysłowić sobie różnicę między nimi zrób mały eksperyment: otwórz xterma (widoczny podshell) i wpisz:</text:p>
          <text:p text:style-name="P4"><text:span text:style-name="Source_20_Text"><text:span text:style-name="T17">x="napis"</text:span></text:span></text:p>
          <text:p text:style-name="P4"><text:span text:style-name="Source_20_Text"><text:span text:style-name="T17">echo $x</text:span></text:span></text:p>
          <text:p text:style-name="P21"><text:span text:style-name="Source_20_Text"><text:span text:style-name="T17">xterm</text:span></text:span></text:p>
          <text:p text:style-name="P57"><text:span text:style-name="T1">x="napis" </text:span>zdefiniowałeś właśnie zmienną <text:span text:style-name="T1">x</text:span>, która ma wartość "napis"<text:line-break/><text:span text:style-name="T1">echo $x </text:span>wyświetli wartość zmiennej x<text:line-break/><text:span text:style-name="T1">xterm </text:span>wywołanie podshella</text:p>
          <text:p text:style-name="P57">wpisz więc jeszcze raz:</text:p>
          <text:p text:style-name="P57"><text:span text:style-name="T1">echo $x</text:span> nie pokaże nic, bo zmienne lokalne nie są widoczne w podshellach </text:p>
          <text:p text:style-name="P57">Możesz teraz zainicjować zmienną globalną:</text:p>
          <text:p text:style-name="P37"><text:span text:style-name="Source_20_Text"><text:span text:style-name="T17">export x="napis"</text:span></text:span></text:p>
          <text:p text:style-name="P52">Teraz zmienna <text:span text:style-name="T1">x</text:span> będzie widoczna w podshellach, jak widać wyżej służy do tego polecenie <text:span text:style-name="T1">export</text:span>, nadaje ono wskazanym zmiennym atrybut zmiennych globalnych. W celu uzyskania listy aktualnie eksportowanych zmiennych należy wpisać <text:span text:style-name="T1">export</text:span>, opcjonalnie <text:span text:style-name="T1">export -p </text:span>. Na tej liście przed nazwą każdej zmiennej znajduje się zapis:</text:p>
          <text:p text:style-name="P37"><text:span text:style-name="Source_20_Text"><text:span text:style-name="T17">declare-x</text:span></text:span></text:p>
          <text:p text:style-name="P52">To wewnętrzne polecenie BASH-a, służące do definiowania zmiennych i nadawania im atrybutów, <text:span text:style-name="T1">-x</text:span> to atrybut eksportu czyli jest to, to samo co polecenie <text:span text:style-name="T1">export</text:span>. Ale tu uwaga! Polecenie <text:span text:style-name="T1">declare</text:span> występuje tylko w BASH-u, nie ma go w innych powłokach, natomiast <text:span text:style-name="T1">export</text:span> występuje w <text:span text:style-name="T1">ksh</text:span>, <text:span text:style-name="T1">ash</text:span> i innych, które korzystają z plików startowych <text:span text:style-name="T1">/etc/profile</text:span>. Dlatego też zaleca się stosowanie polecenia <text:span text:style-name="T1">export</text:span>.</text:p>
          <text:p text:style-name="P37"><text:span text:style-name="Source_20_Text"><text:span text:style-name="T17">export -n zmienna</text:span></text:span></text:p>
          <text:p text:style-name="P57">spowoduje usunięcie atrybutu eksportu dla danej zmiennej</text:p>
          <text:p text:style-name="P57">Niektóre przykłady zmiennych środowiskowych:</text:p>
          <text:p text:style-name="P4"><text:span text:style-name="Source_20_Text"><text:span text:style-name="T17">$HOME <text:s text:c="8"/>#ścieżka do twojego katalogu domowego</text:span></text:span></text:p>
          <text:p text:style-name="P4"><text:span text:style-name="Source_20_Text"><text:span text:style-name="T17">$USER <text:s text:c="8"/>#twój login</text:span></text:span></text:p>
          <text:p text:style-name="P4"><text:span text:style-name="Source_20_Text"><text:span text:style-name="T17">$HOSTNAME <text:s text:c="4"/>#nazwa twojego hosta</text:span></text:span></text:p>
          <text:p text:style-name="P21"><text:span text:style-name="Source_20_Text"><text:span text:style-name="T17">$OSTYPE <text:s text:c="6"/>#rodzaj systemu operacyjnego</text:span></text:span></text:p>
          <text:p text:style-name="P57">itp. dostępne zmienne srodowiskowe można wyświetlić za pomoca polecenia: </text:p>
          <text:p text:style-name="P21"><text:span text:style-name="Source_20_Text"><text:span text:style-name="T17">printenv | more</text:span></text:span></text:p>
        </text:list-item>
      </text:list>
      <text:p text:style-name="P18"><text:span text:style-name="Source_20_Text"><text:span text:style-name="T9"/></text:span></text:p>
      <text:p text:style-name="P17"><text:span text:style-name="Source_20_Text"><text:span text:style-name="T19">***</text:span></text:span></text:p>
      <text:p text:style-name="P31"><text:span text:style-name="Source_20_Text"><text:span text:style-name="T9">BASH pozwala na stosowanie zmiennych tablicowych jednowymiarowych. Czym jest tablica? To zmienna która przechowuje listę jakichś wartości (rozdzielonych spacjami), w BASH'u nie ma maksymalnego rozmiaru tablic. Kolejne wartości zmiennej tablicowej indexowane są przy pomocy liczb całkowitych, zaczynając od </text:span></text:span><text:span text:style-name="Source_20_Text"><text:span text:style-name="T10">0</text:span></text:span><text:span text:style-name="Source_20_Text"><text:span text:style-name="T9">.</text:span></text:span></text:p>
      <text:p text:style-name="P31"><text:soft-page-break/><text:span text:style-name="Source_20_Text"><text:span text:style-name="T9"/></text:span></text:p>
      <text:p text:style-name="P46"><text:span text:style-name="T1">Składnia</text:span> </text:p>
      <text:p text:style-name="P40"><text:span text:style-name="Source_20_Text"><text:span text:style-name="T17">zmienna=(wartość1 wartość2 wartość3 wartośćn)</text:span></text:span><text:span text:style-name="T17"> </text:span></text:p>
      <text:p text:style-name="P46"><text:span text:style-name="T1">Przykład:</text:span> </text:p>
      <text:p text:style-name="P8"><text:span text:style-name="Source_20_Text"><text:span text:style-name="T17">#!/bin/bash</text:span></text:span></text:p>
      <text:p text:style-name="P12"/>
      <text:p text:style-name="P8"><text:span text:style-name="Source_20_Text"><text:span text:style-name="T17">tablica=(element1 element2 element3)</text:span></text:span></text:p>
      <text:p text:style-name="P12"/>
      <text:p text:style-name="P8"><text:span text:style-name="Source_20_Text"><text:span text:style-name="T17">echo ${tablica[0]}</text:span></text:span></text:p>
      <text:p text:style-name="P8"><text:span text:style-name="Source_20_Text"><text:span text:style-name="T17">echo ${tablica[1]}</text:span></text:span></text:p>
      <text:p text:style-name="P25"><text:span text:style-name="Source_20_Text"><text:span text:style-name="T17">echo ${tablica[2]}</text:span></text:span></text:p>
      <text:p text:style-name="P49">Zadeklarowana została zmienna tablicowa o nazwie: <text:span text:style-name="T1">tablica</text:span>, zawierająca trzy wartości: <text:span text:style-name="T1">element1 element2 element3</text:span>. Natomiast polecenie: <text:span text:style-name="T1">echo ${tablica[0]}</text:span> wydrukuje na ekranie pierwszy elementu tablicy. W powyższym przykładzie w ten sposób wypisana zostanie cała zawartość tablicy. Do elementów tablicy <text:span text:style-name="T1">odwołuje się</text:span> za pomocą <text:span text:style-name="T1">wskaźników</text:span>.</text:p>
      <text:list xml:id="list2326108769" text:style-name="L14">
        <text:list-item>
          <text:p text:style-name="P58"><text:span text:style-name="T1">Odwołanie do elementów tablicy.</text:span> </text:p>
          <text:p text:style-name="P58"><text:span text:style-name="T1">Składnia:</text:span> </text:p>
          <text:p text:style-name="P38"><text:span text:style-name="Source_20_Text"><text:span text:style-name="T17">${nazwa_zmiennej[wskaźnik]}</text:span></text:span><text:span text:style-name="T17"> </text:span></text:p>
          <text:p text:style-name="P53">Wskaźnikiami są indexy elementów tablicy, począwszy od <text:span text:style-name="T1">0</text:span> do <text:span text:style-name="T1">n</text:span> oraz <text:span text:style-name="T1">@</text:span>, <text:span text:style-name="T1">*</text:span>. Gdy odwołując się do zmiennej nie poda się wskaźnika: <text:span text:style-name="T1">${nazwa_zmiennej}</text:span> to nastąpi odwołanie do elementu tablicy o indexie <text:span text:style-name="T1">0</text:span>.Jeśli wskaźnikiem będą: <text:span text:style-name="T1">@</text:span> lub <text:span text:style-name="T1">*</text:span> to zinterpretowane zostaną jako wszytskie elementy tablicy, w przypadku gdy tablica nie zawiera żadnych elemntów to zapisy: <text:span text:style-name="T1">${nazwa_zmiennej[wskaźnik]}</text:span> lub <text:span text:style-name="T1">${nazwa_zmiennej[wskaźnik]}</text:span> są interpretowane jako nic.</text:p>
          <text:p text:style-name="P58"><text:span text:style-name="T1">Przykład:</text:span> </text:p>
          <text:p text:style-name="P58">Poniższy skrypt robi to samo co wcześniejszy. </text:p>
          <text:p text:style-name="P5"><text:span text:style-name="Source_20_Text"><text:span text:style-name="T17">#!/bin/bash</text:span></text:span></text:p>
          <text:p text:style-name="P13"/>
          <text:p text:style-name="P5"><text:span text:style-name="Source_20_Text"><text:span text:style-name="T17">tablica=(element1 element2 element3)</text:span></text:span></text:p>
          <text:p text:style-name="P13"/>
          <text:p text:style-name="P22"><text:span text:style-name="Source_20_Text"><text:span text:style-name="T17">echo ${tablica[*]}</text:span></text:span></text:p>
          <text:p text:style-name="P58">Można też uzyskać długość (liczba znaków) danego elementu tablicy: </text:p>
          <text:p text:style-name="P38"><text:span text:style-name="Source_20_Text"><text:span text:style-name="T17">${#nazwa_zmiennej[wskaźnik]}</text:span></text:span><text:span text:style-name="T17"> </text:span></text:p>
          <text:p text:style-name="P58"><text:span text:style-name="T1">Przykład:</text:span> </text:p>
          <text:p text:style-name="P5"><text:span text:style-name="Source_20_Text"><text:span text:style-name="T17">#!/bin/bash</text:span></text:span></text:p>
          <text:p text:style-name="P13"/>
          <text:p text:style-name="P5"><text:span text:style-name="Source_20_Text"><text:span text:style-name="T17">tablica=(element1 element2 element3)</text:span></text:span></text:p>
          <text:p text:style-name="P13"/>
          <text:p text:style-name="P22"><text:span text:style-name="Source_20_Text"><text:span text:style-name="T17">echo ${#tablica[0]}</text:span></text:span></text:p>
          <text:p text:style-name="P53"><text:soft-page-break/>Polecenie <text:span text:style-name="T1">echo ${#tablica[0]}</text:span> wydrukuje liczbę znaków z jakich składa się pierwszy element tablicy: <text:span text:style-name="T1">element1</text:span> wynik to <text:span text:style-name="T1">8</text:span>. W podobny sposób można otrzymać liczbę wszystkich elementów tablicy, wystarczy jako wskaźnik podać: <text:span text:style-name="T1">@</text:span> lub <text:span text:style-name="T1">*</text:span>.</text:p>
          <text:p text:style-name="P58"><text:span text:style-name="T1">Przykład:</text:span> </text:p>
          <text:p text:style-name="P5"><text:span text:style-name="Source_20_Text"><text:span text:style-name="T17">#!/bin/bash</text:span></text:span></text:p>
          <text:p text:style-name="P13"/>
          <text:p text:style-name="P5"><text:span text:style-name="Source_20_Text"><text:span text:style-name="T17">tablica=(element1 element2 element3)</text:span></text:span></text:p>
          <text:p text:style-name="P13"/>
          <text:p text:style-name="P22"><text:span text:style-name="Source_20_Text"><text:span text:style-name="T17">echo ${#tablica[@]}</text:span></text:span></text:p>
          <text:p text:style-name="P58">Co da wynik: <text:span text:style-name="T1">3</text:span>. </text:p>
        </text:list-item>
        <text:list-item>
          <text:p text:style-name="P58"><text:span text:style-name="T1">Dodawanie elementów do tablicy.</text:span> </text:p>
          <text:p text:style-name="P58"><text:span text:style-name="T1">Składnia:</text:span> </text:p>
          <text:p text:style-name="P38"><text:span text:style-name="Source_20_Text"><text:span text:style-name="T17">nazwa_zmiennej[wskaźnik]=wartość</text:span></text:span><text:span text:style-name="T17"> </text:span></text:p>
          <text:p text:style-name="P58"><text:span text:style-name="T1">Przykład:</text:span> </text:p>
          <text:p text:style-name="P5"><text:span text:style-name="Source_20_Text"><text:span text:style-name="T17">#!/bin/bash</text:span></text:span></text:p>
          <text:p text:style-name="P13"/>
          <text:p text:style-name="P5"><text:span text:style-name="Source_20_Text"><text:span text:style-name="T17">tablica=(element1 element2 element3)</text:span></text:span></text:p>
          <text:p text:style-name="P5"><text:span text:style-name="Source_20_Text"><text:span text:style-name="T17">tablica[3]=element4</text:span></text:span></text:p>
          <text:p text:style-name="P13"/>
          <text:p text:style-name="P22"><text:span text:style-name="Source_20_Text"><text:span text:style-name="T17">echo ${tablica[@]}</text:span></text:span></text:p>
          <text:p text:style-name="P53">Jak wyżej widać do tablicy został dodany <text:span text:style-name="T1">element4</text:span> o indexie <text:span text:style-name="T1">3</text:span>. Mechanizm dodawania elementów do tablicy, można wykorzystać do tworzenia tablic, gdy nie istnieje zmienna tablicowa do której dodajemy jakiś element, to BASH automatycznie ją utworzy:</text:p>
          <text:p text:style-name="P5"><text:span text:style-name="Source_20_Text"><text:span text:style-name="T17">#!/bin/bash</text:span></text:span></text:p>
          <text:p text:style-name="P13"/>
          <text:p text:style-name="P5"><text:span text:style-name="Source_20_Text"><text:span text:style-name="T17">linux[0]=slackware</text:span></text:span></text:p>
          <text:p text:style-name="P5"><text:span text:style-name="Source_20_Text"><text:span text:style-name="T17">linux[1]=debian</text:span></text:span></text:p>
          <text:p text:style-name="P13"/>
          <text:p text:style-name="P22"><text:span text:style-name="Source_20_Text"><text:span text:style-name="T17">echo ${linux[@]}</text:span></text:span></text:p>
          <text:p text:style-name="P58">Utworzona została tablica <text:span text:style-name="T1">linux</text:span> zawierająca dwa elementy. </text:p>
        </text:list-item>
        <text:list-item>
          <text:p text:style-name="P58"><text:span text:style-name="T1">Usuwanie elementów tablic i całych tablic.</text:span> </text:p>
          <text:p text:style-name="P58">Dany element tablicy usuwa się za pomocą polecenia <text:span text:style-name="T1">unset</text:span>. </text:p>
          <text:p text:style-name="P58"><text:span text:style-name="T1">Składnia:</text:span> </text:p>
          <text:p text:style-name="P38"><text:span text:style-name="Source_20_Text"><text:span text:style-name="T17">unset nazwa_zmiennej[wskaźnik]</text:span></text:span><text:span text:style-name="T17"> </text:span></text:p>
          <text:p text:style-name="P58"><text:span text:style-name="T1">Przykład:</text:span> </text:p>
          <text:p text:style-name="P5"><text:span text:style-name="Source_20_Text"><text:span text:style-name="T17">#!/bin/bash</text:span></text:span></text:p>
          <text:p text:style-name="P13"/>
          <text:p text:style-name="P5"><text:span text:style-name="Source_20_Text"><text:span text:style-name="T17">tablica=(element1 element2 element3)</text:span></text:span></text:p>
          <text:p text:style-name="P5"><text:span text:style-name="Source_20_Text"><text:span text:style-name="T17">echo ${tablica[@]}</text:span></text:span></text:p>
          <text:p text:style-name="P5"><text:span text:style-name="Source_20_Text"><text:span text:style-name="T17">unset tablica[2]</text:span></text:span></text:p>
          <text:p text:style-name="P22"><text:span text:style-name="Source_20_Text"><text:span text:style-name="T17">echo ${tablica[*]}</text:span></text:span></text:p>
          <text:p text:style-name="P58">Usunięty został ostatni element tablicy. </text:p>
          <text:p text:style-name="P58"><text:soft-page-break/>Aby usunąć całą tablicę wystarczy podać jako wskaźnik: <text:span text:style-name="T1">@</text:span> lub <text:span text:style-name="T1">*</text:span>. </text:p>
          <text:p text:style-name="P5"><text:span text:style-name="Source_20_Text"><text:span text:style-name="T17">#!/bin/bash</text:span></text:span></text:p>
          <text:p text:style-name="P13"/>
          <text:p text:style-name="P5"><text:span text:style-name="Source_20_Text"><text:span text:style-name="T17">tablica=(element1 element2 element3)</text:span></text:span></text:p>
          <text:p text:style-name="P5"><text:span text:style-name="Source_20_Text"><text:span text:style-name="T17">unset tablica[*]</text:span></text:span></text:p>
          <text:p text:style-name="P13"/>
          <text:p text:style-name="P22"><text:span text:style-name="Source_20_Text"><text:span text:style-name="T17">echo ${tablica[@]}</text:span></text:span></text:p>
          <text:p text:style-name="P58">Zmienna tablicowa o nazwie <text:span text:style-name="T1">tablica</text:span> przestała istnieć, polecenie: <text:span text:style-name="T1">echo ${tablica[@]}</text:span> nie wyświetli nic. </text:p>
        </text:list-item>
      </text:list>
      <text:p text:style-name="P18"><text:span text:style-name="Source_20_Text"><text:span text:style-name="T9"/></text:span></text:p>
      <text:p text:style-name="P17"><text:span text:style-name="Source_20_Text"><text:span text:style-name="T19">***</text:span></text:span></text:p>
      <text:p text:style-name="P72"><text:span text:style-name="T1">Strumienie danych</text:span> </text:p>
      <text:p text:style-name="P49">Każdy uruchomiony w Linuxie proces skądś pobiera dane, gdzieś wysyła wyniki swojego działania i komunikaty o błędach. Tak więc procesowi przypisane są trzy strumienie danych:</text:p>
      <text:list xml:id="list3136191903" text:style-name="L15">
        <text:list-item>
          <text:p text:style-name="P67"><text:span text:style-name="T1">stdin</text:span> (ang. <text:span text:style-name="T4">standard input</text:span>) czyli <text:span text:style-name="T1">standardowe wejście</text:span>, skąd proces pobiera dane, domyślnie jest to <text:span text:style-name="T1">klawiatura</text:span> </text:p>
        </text:list-item>
        <text:list-item>
          <text:p text:style-name="P67"><text:span text:style-name="T1">stdout</text:span> (ang. <text:span text:style-name="T4">standard otuput</text:span>) to <text:span text:style-name="T1">standardowe wyjście</text:span>, gdzie wysyłany jest wynik działania procesu, domyślnie to <text:span text:style-name="T1">ekran</text:span> </text:p>
        </text:list-item>
        <text:list-item>
          <text:p text:style-name="P59"><text:span text:style-name="T1">stderr</text:span> (ang. <text:span text:style-name="T4">standard error</text:span>) <text:span text:style-name="T1">standardowe wyjście błędów</text:span>, tam trafiają wszystkie komunikaty o błędach, domyślnie <text:span text:style-name="T1">ekran</text:span> </text:p>
        </text:list-item>
      </text:list>
      <text:p text:style-name="P68">Linux wszystko traktuje jako plik, niezależnie od tego czy to jest plik zwykły, katalog, urządzenie blokowe (klawiatura, ekran) itd. Nie inaczej jest ze strumieniami, <text:span text:style-name="T1">BASH</text:span> identyfikuje je za pomocą przyporządkowanych im liczb całkowitych ( od <text:span text:style-name="T1">0</text:span> do <text:span text:style-name="T1">2</text:span> ) tak zwanych <text:span text:style-name="T1">deskryptorów plików</text:span>.</text:p>
      <text:p text:style-name="P46">I tak: </text:p>
      <text:list xml:id="list3671319503" text:style-name="L16">
        <text:list-item>
          <text:p text:style-name="P70"><text:span text:style-name="T1">0</text:span> to plik z którego proces pobiera dane <text:span text:style-name="T1">stdin</text:span> </text:p>
        </text:list-item>
        <text:list-item>
          <text:p text:style-name="P70"><text:span text:style-name="T1">1</text:span> to plik do którego proces pisze wyniki swojego działania <text:span text:style-name="T1">stdout</text:span> </text:p>
        </text:list-item>
        <text:list-item>
          <text:p text:style-name="P60"><text:span text:style-name="T1">2</text:span> to plik do którego trafiają komunikaty o błędach <text:span text:style-name="T1">stderr</text:span> </text:p>
        </text:list-item>
      </text:list>
      <text:p text:style-name="P49">Za pomocą <text:span text:style-name="T1">operatorów przypisania</text:span> można manipulować strumieniami, poprzez przypisanie deskryptorów: <text:span text:style-name="T1">0</text:span>, <text:span text:style-name="T1">1</text:span>, <text:span text:style-name="T1">2</text:span> innym plikom, niż tym reprezentującym klawiaturę i ekran.</text:p>
      <text:list xml:id="list3066824120" text:style-name="L17">
        <text:list-item>
          <text:p text:style-name="P61"><text:span text:style-name="T1">Przełączanie standardowego wejścia</text:span> </text:p>
          <text:p text:style-name="P61">Zamiast klawiatury jako standardowe wejście można otworzyć plik:</text:p>
          <text:p text:style-name="P39"><text:span text:style-name="Source_20_Text"><text:span text:style-name="T17">&lt; plik</text:span></text:span><text:span text:style-name="T17"> </text:span></text:p>
          <text:p text:style-name="P61"><text:span text:style-name="T1">Przykład:</text:span> </text:p>
          <text:p text:style-name="P61">Najpierw stwórzmy plik <text:span text:style-name="T1">lista</text:span> o następującej zawartości: </text:p>
          <text:p text:style-name="P14">slackaware</text:p>
          <text:p text:style-name="P14">redhat</text:p>
          <text:p text:style-name="P14">debian</text:p>
          <text:p text:style-name="P26">caldera</text:p>
          <text:p text:style-name="P61">Użyjemy polecenia <text:span text:style-name="T1">sort</text:span> dla którego standardowym wejściem będzie nasz plik. </text:p>
          <text:p text:style-name="P39"><text:soft-page-break/><text:span text:style-name="Source_20_Text"><text:span text:style-name="T17">sort &lt; lista</text:span></text:span><text:span text:style-name="T17"> </text:span></text:p>
          <text:p text:style-name="P61">Wynikiem będzie wyświetlenie na ekranie posortowanej zawartość pliku <text:span text:style-name="T1">lista</text:span>: </text:p>
          <text:p text:style-name="P14">caldera</text:p>
          <text:p text:style-name="P14">debian</text:p>
          <text:p text:style-name="P14">redhat</text:p>
          <text:p text:style-name="P26">slackware</text:p>
        </text:list-item>
        <text:list-item>
          <text:p text:style-name="P43">Przełączanie standardowego wyjścia</text:p>
          <text:p text:style-name="P61">Wynik jakiegoś polecenia można wysłać do pliku, a nie na ekran, do tego celu używa się operatora:</text:p>
          <text:p text:style-name="P39"><text:span text:style-name="Source_20_Text"><text:span text:style-name="T17">&gt; plik</text:span></text:span></text:p>
          <text:p text:style-name="P43">Przykład:</text:p>
          <text:p text:style-name="P39"><text:span text:style-name="Source_20_Text"><text:span text:style-name="T17">ls -la /usr/bin &gt; ~/wynik</text:span></text:span></text:p>
          <text:p text:style-name="P54">Rezultat działania polecenia <text:span text:style-name="T1">ls -la /usr/bin</text:span> trafi do pliku o nazwie <text:span text:style-name="T1">wynik</text:span>, jeśli wcześniej nie istniał plik o takiej samej nazwie, to zostanie utworzony, jeśli istniał cała jego poprzednia zawartość zostanie nadpisana.</text:p>
          <text:p text:style-name="P69">Jeśli chcemy aby dane wyjściowe dopisywane były na końcu pliku, bez wymazywania jego wcześniejszej zawartości, stosujemy operator:</text:p>
          <text:p text:style-name="P61"/>
          <text:p text:style-name="P39"><text:span text:style-name="Source_20_Text"><text:span text:style-name="T17">&gt;&gt; plik</text:span></text:span></text:p>
          <text:p text:style-name="P43">Przykład:</text:p>
          <text:p text:style-name="P39"><text:span text:style-name="Source_20_Text"><text:span text:style-name="T17">free -m &gt;&gt; ~/wynik</text:span></text:span></text:p>
          <text:p text:style-name="P54">Wynik polecenia <text:span text:style-name="T1">free -m</text:span> (pokazuje wykorzystanie pamięci RAM i swap'a) zostanie dopisany na końcu pliku <text:span text:style-name="T1">wynik</text:span>, nie naruszając jego wcześniejszej zawartości.</text:p>
        </text:list-item>
        <text:list-item>
          <text:p text:style-name="P43">Przełączanie standardowego wyjścia błędów</text:p>
          <text:p text:style-name="P61">Do pliku można też kierować strumień diagnostyczny: </text:p>
          <text:p text:style-name="P39"><text:span text:style-name="Source_20_Text"><text:span text:style-name="T17">2&gt; plik</text:span></text:span></text:p>
          <text:p text:style-name="P61"><text:span text:style-name="T1">Przykład:</text:span> </text:p>
          <text:p text:style-name="P6"><text:span text:style-name="Source_20_Text"><text:span text:style-name="T17">#!/bin/bash</text:span></text:span></text:p>
          <text:p text:style-name="P14"/>
          <text:p text:style-name="P6"><text:span text:style-name="Source_20_Text"><text:span text:style-name="T17">echo "Stderr jest skierowane do pliku error"</text:span></text:span></text:p>
          <text:p text:style-name="P23"><text:span text:style-name="Source_20_Text"><text:span text:style-name="T17">ls -y 2&lt; ~/error <text:s text:c="3"/>#błąd</text:span></text:span></text:p>
          <text:p text:style-name="P61">W powyższym skrypcie polecenie <text:span text:style-name="T1">ls</text:span> jest użyte z błędną opcją <text:span text:style-name="T1">-y</text:span>, komunikat o błędzie trafi do pliku <text:span text:style-name="T1">error</text:span>. </text:p>
          <text:p text:style-name="P61">Za pomocą operatora: </text:p>
          <text:p text:style-name="P39"><text:span text:style-name="Source_20_Text"><text:span text:style-name="T17">&lt;&lt; plik</text:span></text:span><text:span text:style-name="T17"> </text:span></text:p>
          <text:p text:style-name="P54">można dopisać do tego samego pliku kilka komunikatów o błędach, dopisanie kolejnego nie spowoduje skasowania wcześniejszej zawartości pliku.</text:p>
          <text:p text:style-name="P61"><text:soft-page-break/><text:span text:style-name="T1">Przykład:</text:span> </text:p>
          <text:p text:style-name="P6"><text:span text:style-name="Source_20_Text"><text:span text:style-name="T17">#!/bin/bash</text:span></text:span></text:p>
          <text:p text:style-name="P14"/>
          <text:p text:style-name="P6"><text:span text:style-name="Source_20_Text"><text:span text:style-name="T17">echo "Stderr jest skierowane do pliku error"</text:span></text:span></text:p>
          <text:p text:style-name="P6"><text:span text:style-name="Source_20_Text"><text:span text:style-name="T17">ls -y 2&gt; ~/error <text:s text:c="12"/>#błąd</text:span></text:span></text:p>
          <text:p text:style-name="P23"><text:span text:style-name="Source_20_Text"><text:span text:style-name="T17">cat /etc/shadow 2&gt; ~/error <text:s text:c="2"/>#błąd2</text:span></text:span></text:p>
          <text:p text:style-name="P54">Jako błąd drugi zostanie potraktowane polecenie <text:span text:style-name="T1">cat /etc/shadow</text:span> (zakładając, że zalogowałeś się jako <text:span text:style-name="T1">użytkownik</text:span>) ponieważ prawo <text:span text:style-name="T1">odczytu</text:span> pliku <text:span text:style-name="T1">/etc/shadow</text:span> ma tylko <text:span text:style-name="T1">root</text:span>.</text:p>
        </text:list-item>
      </text:list>
      <text:p text:style-name="P27"/>
      <text:p text:style-name="P28">***</text:p>
      <text:p text:style-name="P32"><text:span text:style-name="T11">Instrukcja warunkowa if</text:span><text:span text:style-name="T7"> </text:span></text:p>
      <text:p text:style-name="P49">Sprawdza czy warunek jest prawdziwy, jeśli tak to wykonane zostanie polecenie lub polecenia znajdujące się po słowie kluczowym <text:span text:style-name="T1">then</text:span>. Instrukcja kończy się słowem <text:span text:style-name="T1">fi</text:span>.</text:p>
      <text:p text:style-name="P46"><text:span text:style-name="T1">Składnia:</text:span> </text:p>
      <text:p text:style-name="P8"><text:span text:style-name="Source_20_Text"><text:span text:style-name="T17">if warunek</text:span></text:span></text:p>
      <text:p text:style-name="P8"><text:span text:style-name="Source_20_Text"><text:span text:style-name="T17">then</text:span></text:span></text:p>
      <text:p text:style-name="P8"><text:span text:style-name="Source_20_Text"><text:span text:style-name="T17"><text:s text:c="2"/>polecenie</text:span></text:span></text:p>
      <text:p text:style-name="P25"><text:span text:style-name="Source_20_Text"><text:span text:style-name="T17">fi</text:span></text:span></text:p>
      <text:p text:style-name="P46"><text:span text:style-name="T1">Przykład:</text:span> </text:p>
      <text:p text:style-name="P8"><text:span text:style-name="Source_20_Text"><text:span text:style-name="T17">#!/bin/bash</text:span></text:span></text:p>
      <text:p text:style-name="P8"><text:span text:style-name="Source_20_Text"><text:span text:style-name="T17">if [ -e ~/.bashrc ]</text:span></text:span></text:p>
      <text:p text:style-name="P8"><text:span text:style-name="Source_20_Text"><text:span text:style-name="T17">then</text:span></text:span></text:p>
      <text:p text:style-name="P8"><text:span text:style-name="Source_20_Text"><text:span text:style-name="T17"><text:s text:c="2"/>echo "Masz plik .bashrc"</text:span></text:span></text:p>
      <text:p text:style-name="P25"><text:span text:style-name="Source_20_Text"><text:span text:style-name="T17">fi</text:span></text:span></text:p>
      <text:p text:style-name="P49">Najpierw sprawdzany jest warunek: czy istnieje w twoim katalogu domowym plik <text:span text:style-name="T1">.bashrc</text:span>, zapis <text:span text:style-name="T1">~/</text:span> oznacza to samo co <text:span text:style-name="T1">/home/twój_login</text:span> lub <text:span text:style-name="T1">$HOME</text:span>. Jeśli sprawdzany warunek jest prawdziwy to wyświetlony zostanie napis <text:span text:style-name="T1">Masz plik .bashrc</text:span>. W przeciwnym wypadku nic się nie stanie.</text:p>
      <text:p text:style-name="P49">W sytuacji gdy test warunku zakończy się wynikiem negatywnym można wykonać inny zestaw poleceń, które umiesczamy po słowie kluczowym <text:span text:style-name="T1">else</text:span>:</text:p>
      <text:p text:style-name="P46"><text:span text:style-name="T1">Składnia:</text:span> </text:p>
      <text:p text:style-name="P8"><text:span text:style-name="Source_20_Text"><text:span text:style-name="T17">if warunek</text:span></text:span></text:p>
      <text:p text:style-name="P8"><text:span text:style-name="Source_20_Text"><text:span text:style-name="T17">then</text:span></text:span></text:p>
      <text:p text:style-name="P8"><text:span text:style-name="Source_20_Text"><text:span text:style-name="T17"><text:s text:c="2"/>polecenie1</text:span></text:span></text:p>
      <text:p text:style-name="P8"><text:span text:style-name="Source_20_Text"><text:span text:style-name="T17">else</text:span></text:span></text:p>
      <text:p text:style-name="P8"><text:span text:style-name="Source_20_Text"><text:span text:style-name="T17"><text:s text:c="2"/>polecenie2</text:span></text:span></text:p>
      <text:p text:style-name="P25"><text:span text:style-name="Source_20_Text"><text:span text:style-name="T17">fi</text:span></text:span></text:p>
      <text:p text:style-name="P46"><text:span text:style-name="T1">Przykład:</text:span> </text:p>
      <text:p text:style-name="P8"><text:span text:style-name="Source_20_Text"><text:span text:style-name="T17">#!/bin/bash</text:span></text:span></text:p>
      <text:p text:style-name="P8"><text:span text:style-name="Source_20_Text"><text:span text:style-name="T17">if [ -e ~/.bashrc ]</text:span></text:span></text:p>
      <text:p text:style-name="P8"><text:span text:style-name="Source_20_Text"><text:span text:style-name="T17">then</text:span></text:span></text:p>
      <text:p text:style-name="P8"><text:span text:style-name="Source_20_Text"><text:span text:style-name="T17"><text:s text:c="2"/>echo "Masz plik.bashrc"</text:span></text:span></text:p>
      <text:p text:style-name="P8"><text:span text:style-name="Source_20_Text"><text:span text:style-name="T17">else</text:span></text:span></text:p>
      <text:p text:style-name="P8"><text:soft-page-break/><text:span text:style-name="Source_20_Text"><text:span text:style-name="T17"><text:s text:c="2"/>echo "Nie masz pliku .bashrc"</text:span></text:span></text:p>
      <text:p text:style-name="P25"><text:span text:style-name="Source_20_Text"><text:span text:style-name="T17">fi</text:span></text:span></text:p>
      <text:p text:style-name="P46">Jeśli warunek jest fałszywy skrypt poinformuje Cię o tym. </text:p>
      <text:p text:style-name="P49">Można też testować dowolną ilość warunków, jeśli pierwszy warunek nie będzie prawdziwy, sprawdzony zostanie następny, kolejne testy warunków umieszczamy po słowie kluczowym <text:span text:style-name="T1">elif</text:span>.</text:p>
      <text:p text:style-name="P46"><text:span text:style-name="T1">Składnia:</text:span> </text:p>
      <text:p text:style-name="P8"><text:span text:style-name="Source_20_Text"><text:span text:style-name="T17">if warunek</text:span></text:span></text:p>
      <text:p text:style-name="P8"><text:span text:style-name="Source_20_Text"><text:span text:style-name="T17">then</text:span></text:span></text:p>
      <text:p text:style-name="P8"><text:span text:style-name="Source_20_Text"><text:span text:style-name="T17"><text:s text:c="2"/>polecenie1</text:span></text:span></text:p>
      <text:p text:style-name="P8"><text:span text:style-name="Source_20_Text"><text:span text:style-name="T17">elif warunek</text:span></text:span></text:p>
      <text:p text:style-name="P8"><text:span text:style-name="Source_20_Text"><text:span text:style-name="T17">then</text:span></text:span></text:p>
      <text:p text:style-name="P8"><text:span text:style-name="Source_20_Text"><text:span text:style-name="T17"><text:s text:c="2"/>polecenie2</text:span></text:span></text:p>
      <text:p text:style-name="P25"><text:span text:style-name="Source_20_Text"><text:span text:style-name="T17">fi</text:span></text:span></text:p>
      <text:p text:style-name="P46"><text:span text:style-name="T1">Przykład:</text:span> </text:p>
      <text:p text:style-name="P8"><text:span text:style-name="Source_20_Text"><text:span text:style-name="T17">#!/bin/bash</text:span></text:span></text:p>
      <text:p text:style-name="P8"><text:span text:style-name="Source_20_Text"><text:span text:style-name="T17">if [ -x /opt/kde/bin/startkde ]; then</text:span></text:span></text:p>
      <text:p text:style-name="P8"><text:span text:style-name="Source_20_Text"><text:span text:style-name="T17"><text:s text:c="3"/>echo "Masz KDE w katalogu /opt"</text:span></text:span></text:p>
      <text:p text:style-name="P8"><text:span text:style-name="Source_20_Text"><text:span text:style-name="T17">elif [ -x /usr/bin/startkde ]; then</text:span></text:span></text:p>
      <text:p text:style-name="P8"><text:span text:style-name="Source_20_Text"><text:span text:style-name="T17"><text:s text:c="2"/>echo "Masz KDE w katalogu /usr"</text:span></text:span></text:p>
      <text:p text:style-name="P8"><text:span text:style-name="Source_20_Text"><text:span text:style-name="T17">elif [ -x /usr/local/bin/startkde ]; then</text:span></text:span></text:p>
      <text:p text:style-name="P8"><text:span text:style-name="Source_20_Text"><text:span text:style-name="T17"><text:s text:c="2"/>echo "Masz KDE w katalogu /usr/local"</text:span></text:span></text:p>
      <text:p text:style-name="P8"><text:span text:style-name="Source_20_Text"><text:span text:style-name="T17">else</text:span></text:span></text:p>
      <text:p text:style-name="P8"><text:span text:style-name="Source_20_Text"><text:span text:style-name="T17"><text:s text:c="2"/>echo "Nie wiem gdzie masz KDE"</text:span></text:span></text:p>
      <text:p text:style-name="P25"><text:span text:style-name="Source_20_Text"><text:span text:style-name="T17">fi</text:span></text:span></text:p>
      <text:p text:style-name="P68">Ten skrypt sprawdza gdzie masz zainstalowane <text:span text:style-name="T1">KDE</text:span>, sprawdzane są trzy warunki, najpierw czy plik wykonywalny <text:span text:style-name="T1">startkde</text:span> znajduje się w katalogu <text:span text:style-name="T1">/opt/kde/bin</text:span> jeśli go tam nie ma, szukany jest w <text:span text:style-name="T1">/usr/bin</text:span>, gdy i tu nie występuje sprawdzany jest katalog <text:span text:style-name="T1">/usr/local/bin</text:span>.</text:p>
      <text:p text:style-name="P29"/>
      <text:p text:style-name="P28">***</text:p>
      <text:p text:style-name="P32"><text:span text:style-name="T27">W</text:span>arunki<text:span text:style-name="T7"> - </text:span><text:span text:style-name="T8">sprawdzenie</text:span></text:p>
      <text:p text:style-name="P46">Służy do tego polecenie test. (<text:span text:style-name="T1">Uwaga!</text:span> Nie można skryptom nadawać nazwy <text:span text:style-name="T1">test</text:span>! Nie będą działać.) </text:p>
      <text:p text:style-name="P46"><text:span text:style-name="T1">Składnia:</text:span> </text:p>
      <text:p text:style-name="P25"><text:span text:style-name="Source_20_Text"><text:span text:style-name="T17">test wyrażenie1 operator wyrażenie2</text:span></text:span></text:p>
      <text:p text:style-name="P46">lub może być zapisane w postaci nawiasów kwadratowych: </text:p>
      <text:p text:style-name="P25"><text:span text:style-name="Source_20_Text"><text:span text:style-name="T17">[ wyrażenie1 operator wyrażenie2 ]</text:span></text:span></text:p>
      <text:p text:style-name="P46"><text:span text:style-name="T1">Uwaga!</text:span> Między nawiasami a treścią warunku muszą być spacje, tak jak powyżej. </text:p>
      <text:p text:style-name="P46">w przypadku sprawdzania warunków arytmetycznych: </text:p>
      <text:p text:style-name="P25"><text:span text:style-name="Source_20_Text"><text:span text:style-name="T17">(( wyrażenie1 operator wyrażenie2 ))</text:span></text:span></text:p>
      <text:p text:style-name="P49">Polecnie <text:span text:style-name="T1">test</text:span> zwraca wartość 0 (true) jeśli warunek jest spełniony i wartość 1 (false) jeśli warunek nie jest spełniony. A gdzie jest umieszczana ta wartość? W zmiennej specjalnej <text:span text:style-name="T1">$?</text:span>.</text:p>
      <text:p text:style-name="P46"><text:soft-page-break/>A to kilka przykładów operatorów polecenia <text:span text:style-name="T1">test</text:span>: </text:p>
      <text:list xml:id="list199944175" text:style-name="L18">
        <text:list-item>
          <text:p text:style-name="P71"><text:span text:style-name="T1">-a</text:span> operator <text:span text:style-name="T1">and</text:span> </text:p>
        </text:list-item>
        <text:list-item>
          <text:p text:style-name="P71"><text:span text:style-name="T1">-o</text:span> operator <text:span text:style-name="T1">or</text:span> </text:p>
        </text:list-item>
        <text:list-item>
          <text:p text:style-name="P71"><text:span text:style-name="T1">-b</text:span> plik istnieje i jest blokowym plikiem specjalnym </text:p>
        </text:list-item>
        <text:list-item>
          <text:p text:style-name="P71"><text:span text:style-name="T1">-</text:span> plik istnieje i jest plikiem znakowym </text:p>
        </text:list-item>
        <text:list-item>
          <text:p text:style-name="P71"><text:span text:style-name="T1">-e</text:span> plik istnieje </text:p>
        </text:list-item>
        <text:list-item>
          <text:p text:style-name="P71"><text:span text:style-name="T1">-h</text:span> plik istnieje i jest linkiem symbolicznym </text:p>
        </text:list-item>
        <text:list-item>
          <text:p text:style-name="P71"><text:span text:style-name="T1">=</text:span> sprawdza czy wyrażenia są równe </text:p>
        </text:list-item>
        <text:list-item>
          <text:p text:style-name="P71"><text:span text:style-name="T1">!=</text:span> sprawdza czy wyrażenia są różne </text:p>
        </text:list-item>
        <text:list-item>
          <text:p text:style-name="P71"><text:span text:style-name="T1">-n</text:span> wyrażenie ma długość większą niż 0 </text:p>
        </text:list-item>
        <text:list-item>
          <text:p text:style-name="P71"><text:span text:style-name="T1">-d</text:span> wyrażenie istnieje i jest katalogiem </text:p>
        </text:list-item>
        <text:list-item>
          <text:p text:style-name="P71"><text:span text:style-name="T1">-z</text:span> wyrażenie ma zerową długość </text:p>
        </text:list-item>
        <text:list-item>
          <text:p text:style-name="P71"><text:span text:style-name="T1">-r</text:span> można czytać plik </text:p>
        </text:list-item>
        <text:list-item>
          <text:p text:style-name="P71"><text:span text:style-name="T1">-w</text:span> można zapisywać do pliku </text:p>
        </text:list-item>
        <text:list-item>
          <text:p text:style-name="P71"><text:span text:style-name="T1">-x</text:span> można plik wykonać </text:p>
        </text:list-item>
        <text:list-item>
          <text:p text:style-name="P71"><text:span text:style-name="T1">-f</text:span> plik istnieje i jest plikiem zwykłym </text:p>
        </text:list-item>
        <text:list-item>
          <text:p text:style-name="P71"><text:span text:style-name="T1">-p</text:span> plik jest łączem nazwanym </text:p>
        </text:list-item>
        <text:list-item>
          <text:p text:style-name="P71"><text:span text:style-name="T1">-N</text:span> plik istnieje i był zmieniany od czasu jego ostatniego odczytu </text:p>
        </text:list-item>
        <text:list-item>
          <text:p text:style-name="P71"><text:span text:style-name="T1">plik1 -nt plik2</text:span> plik1 jest nowszy od pliku2 </text:p>
        </text:list-item>
        <text:list-item>
          <text:p text:style-name="P71"><text:span text:style-name="T1">plik1 -ot plik2</text:span> plik1 jest starszy od pliku2 </text:p>
        </text:list-item>
        <text:list-item>
          <text:p text:style-name="P71"><text:span text:style-name="T1">-lt</text:span> mniejsze niż </text:p>
        </text:list-item>
        <text:list-item>
          <text:p text:style-name="P71"><text:span text:style-name="T1">-gt</text:span> większe niż </text:p>
        </text:list-item>
        <text:list-item>
          <text:p text:style-name="P71"><text:span text:style-name="T1">-ge</text:span> większe lub równe </text:p>
        </text:list-item>
        <text:list-item>
          <text:p text:style-name="P62"><text:span text:style-name="T1">-le</text:span> mniejsze lub równe </text:p>
        </text:list-item>
      </text:list>
      <text:p text:style-name="P46">Więcej przykładów operatorów w: <text:span text:style-name="T1">man bash</text:span>. </text:p>
      <text:p text:style-name="P29"/>
      <text:p text:style-name="P28">***</text:p>
      <text:p text:style-name="P32">Instrukcja case</text:p>
      <text:p text:style-name="P49">Pozwala na dokonanie wyboru spośród kilku wzorców. Najpierw sprawdzana jest wartość zmiennej po słowie kluczowym <text:span text:style-name="T1">case</text:span> i porównywana ze wszystkimi wariantami po kolei. Oczywiście musi być taka sama jak wzorzec do którego chcemy się odwołać. Jesli dopasowanie zakończy się sukcesem wykonane zostanie polecenie lub polecenia przypisane do danego wzorca. W przeciwnym wypadku użyte zostanie polecenie domyślne oznaczone symbolem gwiazdki: <text:span text:style-name="T1">*) polecenie_domyślne</text:span>. Co jest dobrym zabezpieczeniem na wypadek błędów popełnionych przez użytkownika naszego skrytpu.</text:p>
      <text:p text:style-name="P44">Składnia:</text:p>
      <text:p text:style-name="P8"><text:span text:style-name="Source_20_Text"><text:span text:style-name="T17">case zmienna in</text:span></text:span></text:p>
      <text:p text:style-name="P8"><text:span text:style-name="Source_20_Text"><text:span text:style-name="T17"><text:s text:c="2"/>"wzorzec1") polecenie1 ;;</text:span></text:span></text:p>
      <text:p text:style-name="P8"><text:span text:style-name="Source_20_Text"><text:span text:style-name="T17"><text:s text:c="2"/>"wzorzec2") polecenie2 ;;</text:span></text:span></text:p>
      <text:p text:style-name="P8"><text:span text:style-name="Source_20_Text"><text:span text:style-name="T17"><text:s text:c="2"/>"wzorzec3") polecenie3 ;;</text:span></text:span></text:p>
      <text:p text:style-name="P8"><text:span text:style-name="Source_20_Text"><text:span text:style-name="T17"><text:s text:c="2"/>*) polecenie_domyślne</text:span></text:span></text:p>
      <text:p text:style-name="P25"><text:span text:style-name="Source_20_Text"><text:span text:style-name="T17">esac</text:span></text:span></text:p>
      <text:p text:style-name="P44"><text:soft-page-break/>Przykład:</text:p>
      <text:p text:style-name="P8"><text:span text:style-name="Source_20_Text"><text:span text:style-name="T17">#!/bin/bash</text:span></text:span></text:p>
      <text:p text:style-name="P8"><text:span text:style-name="Source_20_Text"><text:span text:style-name="T17">echo "Podaj cyfrę dnia tygodnia"</text:span></text:span></text:p>
      <text:p text:style-name="P8"><text:span text:style-name="Source_20_Text"><text:span text:style-name="T17">read d</text:span></text:span></text:p>
      <text:p text:style-name="P8"><text:span text:style-name="Source_20_Text"><text:span text:style-name="T17">case "$d" in</text:span></text:span></text:p>
      <text:p text:style-name="P8"><text:span text:style-name="Source_20_Text"><text:span text:style-name="T17"><text:s text:c="2"/>"1") echo "Poniedziałek" ;;</text:span></text:span></text:p>
      <text:p text:style-name="P8"><text:span text:style-name="Source_20_Text"><text:span text:style-name="T17"><text:s text:c="2"/>"2") echo "Wtorek" ;;</text:span></text:span></text:p>
      <text:p text:style-name="P8"><text:span text:style-name="Source_20_Text"><text:span text:style-name="T17"><text:s text:c="2"/>"3") echo "Środa" ;;</text:span></text:span></text:p>
      <text:p text:style-name="P8"><text:span text:style-name="Source_20_Text"><text:span text:style-name="T17"><text:s text:c="2"/>"4") echo "Czwartek" ;;</text:span></text:span></text:p>
      <text:p text:style-name="P8"><text:span text:style-name="Source_20_Text"><text:span text:style-name="T17"><text:s text:c="2"/>"5") echo "Piątek" ;;</text:span></text:span></text:p>
      <text:p text:style-name="P8"><text:span text:style-name="Source_20_Text"><text:span text:style-name="T17"><text:s text:c="2"/>"6") echo "Sobota" ;;</text:span></text:span></text:p>
      <text:p text:style-name="P8"><text:span text:style-name="Source_20_Text"><text:span text:style-name="T17"><text:s text:c="2"/>"7") echo "Niedziela" ;;</text:span></text:span></text:p>
      <text:p text:style-name="P8"><text:span text:style-name="Source_20_Text"><text:span text:style-name="T17"><text:s text:c="2"/>*) echo "Nic nie wybrałeś"</text:span></text:span></text:p>
      <text:p text:style-name="P25"><text:span text:style-name="Source_20_Text"><text:span text:style-name="T17">esac</text:span></text:span></text:p>
      <text:p text:style-name="P68">Przy zastosowaniu <text:span text:style-name="T1">;;</text:span> po przypasowaniu do warunku i wykonaniu instrukcji wychodzi z konstrukcji case. Przy zastosowaniu <text:span text:style-name="T1">;&amp;</text:span> wykonuje instrukcje także kolejnego warunku.</text:p>
      <text:p text:style-name="P68">Jak widać mamy w skrypcie wzorce od <text:span text:style-name="T1">1</text:span> do <text:span text:style-name="T1">7</text:span> odpowiadające liczbie dni tygodnia, każdemu przypisane jest jakieś polecenie, tutaj ma wydrukować na ekranie nazwę dnia tygodnia. Jeśli podamy 1 polecenie <text:span text:style-name="T1">read</text:span> czytające dane ze standardowego wejścia przypisze zmiennej <text:span text:style-name="T1">d</text:span> wartość 1 i zostanie wykonany skok do wzorca <text:span text:style-name="T1">1</text:span>, na ekranie zostanie wyświetlony napis <text:span text:style-name="T4">Poniedziałek</text:span>. W przypadku gdy podamy cyfrę o liczbie większej niż <text:span text:style-name="T1">7</text:span> lub wpiszemy inny znak na przykład literę to wykonany zostanie wariant defaultowy oznaczony gwiazdką:<text:line-break/><text:span text:style-name="T1">*) echo "Nic nie wybrałeś"</text:span>.</text:p>
      <text:p text:style-name="P29"/>
      <text:p text:style-name="P28">***</text:p>
      <text:p text:style-name="P32">Pętla for</text:p>
      <text:p text:style-name="P46">Wykonuje polecenia zawarte wewnątrz pętli, na każdym składniku listy (iteracja).</text:p>
      <text:p text:style-name="P44">Składnia:</text:p>
      <text:p text:style-name="P8"><text:span text:style-name="Source_20_Text"><text:span text:style-name="T17">for zmienna in lista</text:span></text:span></text:p>
      <text:p text:style-name="P8"><text:span text:style-name="Source_20_Text"><text:span text:style-name="T17">do</text:span></text:span></text:p>
      <text:p text:style-name="P8"><text:span text:style-name="Source_20_Text"><text:span text:style-name="T17"><text:s text:c="2"/>polecenie</text:span></text:span></text:p>
      <text:p text:style-name="P25"><text:span text:style-name="Source_20_Text"><text:span text:style-name="T17">done</text:span></text:span></text:p>
      <text:p text:style-name="P44">Przykład:</text:p>
      <text:p text:style-name="P8"><text:span text:style-name="Source_20_Text"><text:span text:style-name="T17">for x in jeden dwa trzy</text:span></text:span></text:p>
      <text:p text:style-name="P8"><text:span text:style-name="Source_20_Text"><text:span text:style-name="T17">do</text:span></text:span></text:p>
      <text:p text:style-name="P8"><text:span text:style-name="Source_20_Text"><text:span text:style-name="T17"><text:s text:c="2"/>echo "To jest $x"</text:span></text:span></text:p>
      <text:p text:style-name="P25"><text:span text:style-name="Source_20_Text"><text:span text:style-name="T17">done</text:span></text:span></text:p>
      <text:p text:style-name="P49">Zmiennej <text:span text:style-name="T1">x</text:span> przypisana jest lista, która składa się z trzech elementów: <text:span text:style-name="T1">jeden</text:span>, <text:span text:style-name="T1">dwa</text:span>, <text:span text:style-name="T1">trzy</text:span>. Wartośćią zmiennej <text:span text:style-name="T1">x</text:span> staje się po kolei każdy element listy, na wszystkich wykonywane jest polecenie: <text:span text:style-name="T1">echo "To jest $x"</text:span>. Pętla for jest bardzo przydatna w sytuacjach, gdy chcemy wykonać jakąś operację na wszystkich plikach w danym katalogu. Na przykład chcemy uzyskać listę wszystkich plików o danym rozszerzeniu znajdujących się w jakimś katalogu, robimy to tak:</text:p>
      <text:p text:style-name="P12"/>
      <text:p text:style-name="P8"><text:span text:style-name="Source_20_Text"><text:span text:style-name="T17">#!/bin/bash</text:span></text:span></text:p>
      <text:p text:style-name="P8"><text:span text:style-name="Source_20_Text"><text:span text:style-name="T17">for x in *html</text:span></text:span></text:p>
      <text:p text:style-name="P8"><text:soft-page-break/><text:span text:style-name="Source_20_Text"><text:span text:style-name="T17">do</text:span></text:span></text:p>
      <text:p text:style-name="P8"><text:span text:style-name="Source_20_Text"><text:span text:style-name="T17"><text:s text:c="2"/>echo "To jest plik $x"</text:span></text:span></text:p>
      <text:p text:style-name="P25"><text:span text:style-name="Source_20_Text"><text:span text:style-name="T17">done</text:span></text:span></text:p>
      <text:p text:style-name="P46">lub jeśli chcemy zmienić nazwy plików pisane <text:span text:style-name="T4">DUŻYMI</text:span> literami na nazwy pisane <text:span text:style-name="T4">małymi</text:span> literami: </text:p>
      <text:p text:style-name="P12"/>
      <text:p text:style-name="P8"><text:span text:style-name="Source_20_Text"><text:span text:style-name="T17">#!/bin/bash</text:span></text:span></text:p>
      <text:p text:style-name="P8"><text:span text:style-name="Source_20_Text"><text:span text:style-name="T17">for nazwa in *</text:span></text:span></text:p>
      <text:p text:style-name="P8"><text:span text:style-name="Source_20_Text"><text:span text:style-name="T17">do</text:span></text:span></text:p>
      <text:p text:style-name="P8"><text:span text:style-name="Source_20_Text"><text:span text:style-name="T17"><text:s text:c="2"/>mv $nazwa `echo $nazwa | tr '[A-Z]' '[a-z]'`</text:span></text:span></text:p>
      <text:p text:style-name="P25"><text:span text:style-name="Source_20_Text"><text:span text:style-name="T17">done</text:span></text:span></text:p>
      <text:p text:style-name="P68">Za zmianę <text:span text:style-name="T4">DUŻYCH</text:span> liter na <text:span text:style-name="T4">małe</text:span> (i na odwrót) odpowiedzialne jest polecenie <text:span text:style-name="T1">tr</text:span>.</text:p>
      <text:p text:style-name="P29"/>
      <text:p text:style-name="P28">***</text:p>
      <text:p text:style-name="P33">Pętla select</text:p>
      <text:p text:style-name="P49">Wygeneruje z listy słów po <text:span text:style-name="T1">in</text:span> proste ponumerowane menu, każdej pozycji odpowiada kolejna liczba od 1 wzwyż. Poniżej menu znajduje się znak zachęty PS3 gdzie wpisujemy cyfrę odpowiadająca wybranej przez nas pozycji w menu. Jeśli nic nie wpiszemy i wciśniemy ENTER, menu będzie wyświetlone ponownie. To co wpisaliśmy zachowywane jest w zmiennej <text:span text:style-name="T1">REPLY.</text:span> Gdy odczytane zostaje <text:span text:style-name="T1">EOF</text:span> (ang. <text:span text:style-name="T4">End Of File</text:span>) czyli znak końca pliku <text:span text:style-name="T1">(CTRL+D)</text:span> to select kończy pracę. Pętla działa dotąd dopóki nie wykonane zostaje polecenie <text:span text:style-name="T1">break</text:span> lub <text:span text:style-name="T1">return</text:span>. </text:p>
      <text:p text:style-name="P46"><text:span text:style-name="T1">Składnia:</text:span> </text:p>
      <text:p text:style-name="P8"><text:span text:style-name="Source_20_Text"><text:span text:style-name="T17">select zmienna in lista</text:span></text:span></text:p>
      <text:p text:style-name="P8"><text:span text:style-name="Source_20_Text"><text:span text:style-name="T17">do</text:span></text:span></text:p>
      <text:p text:style-name="P8"><text:span text:style-name="Source_20_Text"><text:span text:style-name="T17"><text:s text:c="2"/>polecenie</text:span></text:span></text:p>
      <text:p text:style-name="P25"><text:span text:style-name="Source_20_Text"><text:span text:style-name="T17">done</text:span></text:span></text:p>
      <text:p text:style-name="P46">Praktyczny przykład: </text:p>
      <text:p text:style-name="P8"><text:span text:style-name="Source_20_Text"><text:span text:style-name="T17">#!/bin/bash</text:span></text:span></text:p>
      <text:p text:style-name="P8"><text:span text:style-name="Source_20_Text"><text:span text:style-name="T17">echo "Co wybierasz?"</text:span></text:span></text:p>
      <text:p text:style-name="P8"><text:span text:style-name="Source_20_Text"><text:span text:style-name="T17">select y in X Y Z Quit</text:span></text:span></text:p>
      <text:p text:style-name="P8"><text:span text:style-name="Source_20_Text"><text:span text:style-name="T17">do</text:span></text:span></text:p>
      <text:p text:style-name="P8"><text:span text:style-name="Source_20_Text"><text:span text:style-name="T17"><text:s text:c="2"/>case $y in</text:span></text:span></text:p>
      <text:p text:style-name="P8"><text:span text:style-name="Source_20_Text"><text:span text:style-name="T17"><text:s text:c="4"/>"X") echo "Wybrałeś X" ;;</text:span></text:span></text:p>
      <text:p text:style-name="P8"><text:span text:style-name="Source_20_Text"><text:span text:style-name="T17"><text:s text:c="4"/>"Y") echo "Wybrałeś Y" ;;</text:span></text:span></text:p>
      <text:p text:style-name="P8"><text:span text:style-name="Source_20_Text"><text:span text:style-name="T17"><text:s text:c="4"/>"Z") echo "Wybrałeś Z" ;;</text:span></text:span></text:p>
      <text:p text:style-name="P8"><text:span text:style-name="Source_20_Text"><text:span text:style-name="T17"><text:s text:c="4"/>"Quit") exit ;;</text:span></text:span></text:p>
      <text:p text:style-name="P8"><text:span text:style-name="Source_20_Text"><text:span text:style-name="T17"><text:s text:c="4"/>*) echo "Nic nie wybrałeś"</text:span></text:span></text:p>
      <text:p text:style-name="P8"><text:span text:style-name="Source_20_Text"><text:span text:style-name="T17"><text:s text:c="2"/>esac</text:span></text:span></text:p>
      <text:p text:style-name="P8"><text:span text:style-name="Source_20_Text"><text:span text:style-name="T17">break</text:span></text:span></text:p>
      <text:p text:style-name="P25"><text:span text:style-name="Source_20_Text"><text:span text:style-name="T17">done</text:span></text:span></text:p>
      <text:p text:style-name="P68">Najpierw zobaczymy proste ponumerowane menu, składające się z czterech elementów: <text:span text:style-name="T1">X</text:span>, <text:span text:style-name="T1">Y</text:span>, <text:span text:style-name="T1">Z</text:span> i <text:span text:style-name="T1">Quit</text:span>, teraz wystarczy tylko wpisać numer inetersującej nas opcji, a resztę zrobi instrukcja case. Polecenie <text:span text:style-name="T1">break</text:span>, które znajduje się w przedostatniej linii skryptu, kończy pracę pętli. Słowo kluczowe <text:span text:style-name="T1">continue</text:span> - przerywa wykonywanie instrukcji w ciele pętli i przechodzi do następnej iteracji.</text:p>
      <text:p text:style-name="P29"/>
      <text:p text:style-name="P28"><text:soft-page-break/>***</text:p>
      <text:p text:style-name="P32">Pętla while</text:p>
      <text:p text:style-name="P49">Najpierw sprawdza warunek czy jest prawdziwy, jeśli tak to wykonane zostanie polecenie lub lista poleceń zawartych wewnątrz pętli, gdy warunek stanie się fałszywy pętla zostanie zakończona.</text:p>
      <text:p text:style-name="P44">Składnia:</text:p>
      <text:p text:style-name="P12"/>
      <text:p text:style-name="P8"><text:span text:style-name="Source_20_Text"><text:span text:style-name="T17">while warunek</text:span></text:span></text:p>
      <text:p text:style-name="P8"><text:span text:style-name="Source_20_Text"><text:span text:style-name="T17">do</text:span></text:span></text:p>
      <text:p text:style-name="P8"><text:span text:style-name="Source_20_Text"><text:span text:style-name="T17">polecenie</text:span></text:span></text:p>
      <text:p text:style-name="P25"><text:span text:style-name="Source_20_Text"><text:span text:style-name="T17">done</text:span></text:span></text:p>
      <text:p text:style-name="P46"><text:span text:style-name="T1">Przykład:</text:span> </text:p>
      <text:p text:style-name="P12"/>
      <text:p text:style-name="P8"><text:span text:style-name="Source_20_Text"><text:span text:style-name="T17">#!/bin/bash</text:span></text:span></text:p>
      <text:p text:style-name="P8"><text:span text:style-name="Source_20_Text"><text:span text:style-name="T17">x=1;</text:span></text:span></text:p>
      <text:p text:style-name="P8"><text:span text:style-name="Source_20_Text"><text:span text:style-name="T17">while [ $x -le 10 ]; do</text:span></text:span></text:p>
      <text:p text:style-name="P8"><text:span text:style-name="Source_20_Text"><text:span text:style-name="T17">echo "Napis pojawił się po raz: $x"</text:span></text:span></text:p>
      <text:p text:style-name="P8"><text:span text:style-name="Source_20_Text"><text:span text:style-name="T17">x=$[x + 1]</text:span></text:span></text:p>
      <text:p text:style-name="P25"><text:span text:style-name="Source_20_Text"><text:span text:style-name="T17">done</text:span></text:span></text:p>
      <text:p text:style-name="P68">Sprawdzany jest warunek czy zmienna <text:span text:style-name="T1">x</text:span> o wartości początkowej 1 jest mniejsza lub równa 10, warunek jest prawdziwy w związku z czym wykonywane są polecenia zawarte wewnątrz pętli: <text:span text:style-name="T1">echo "Napis pojawił się po raz: $x"</text:span> oraz <text:span text:style-name="T1">x=$[x + 1]</text:span>, które zwiększa wartość zmiennej <text:span text:style-name="T1">x</text:span> o 1. Gdy wartość <text:span text:style-name="T1">x</text:span> przekroczy 10, wykonanie pętli zostanie przerwane.</text:p>
      <text:p text:style-name="P29"/>
      <text:p text:style-name="P28">***</text:p>
      <text:p text:style-name="P32">Pętla until</text:p>
      <text:p text:style-name="P49">Sprawdza czy warunek jest prawdziwy, gdy jest fałszywy wykonywane jest polecenie lub lista poleceń zawartych wewnątrz pętli, miedzy słowami kluczowymi <text:span text:style-name="T1">do</text:span> a <text:span text:style-name="T1">done</text:span>. Pętla <text:span text:style-name="T1">until</text:span> kończy swoje działanie w momencie gdy warunek stanie się prawdziwy.</text:p>
      <text:p text:style-name="P44">Składnia:</text:p>
      <text:p text:style-name="P12"/>
      <text:p text:style-name="P8"><text:span text:style-name="Source_20_Text"><text:span text:style-name="T17">until warunek</text:span></text:span></text:p>
      <text:p text:style-name="P8"><text:span text:style-name="Source_20_Text"><text:span text:style-name="T17">do</text:span></text:span></text:p>
      <text:p text:style-name="P8"><text:span text:style-name="Source_20_Text"><text:span text:style-name="T17">polecenie</text:span></text:span></text:p>
      <text:p text:style-name="P25"><text:span text:style-name="Source_20_Text"><text:span text:style-name="T17">done</text:span></text:span></text:p>
      <text:p text:style-name="P46"><text:span text:style-name="T1">Przykład:</text:span> </text:p>
      <text:p text:style-name="P12"/>
      <text:p text:style-name="P8"><text:span text:style-name="Source_20_Text"><text:span text:style-name="T17">#!/bin/bash</text:span></text:span></text:p>
      <text:p text:style-name="P8"><text:span text:style-name="Source_20_Text"><text:span text:style-name="T17">x=1;</text:span></text:span></text:p>
      <text:p text:style-name="P8"><text:span text:style-name="Source_20_Text"><text:span text:style-name="T17">until [ $x -ge 10 ]; do</text:span></text:span></text:p>
      <text:p text:style-name="P8"><text:span text:style-name="Source_20_Text"><text:span text:style-name="T17">echo "Napis pojawił się po raz: $x"</text:span></text:span></text:p>
      <text:p text:style-name="P8"><text:span text:style-name="Source_20_Text"><text:span text:style-name="T17">x=$[x + 1]</text:span></text:span></text:p>
      <text:p text:style-name="P25"><text:span text:style-name="Source_20_Text"><text:span text:style-name="T17">done</text:span></text:span></text:p>
      <text:p text:style-name="P68"><text:soft-page-break/>Mamy zmienną <text:span text:style-name="T1">x</text:span>, która przyjmuje wartość 1, następnie sprawdzany jest warunek czy wartość zmiennej <text:span text:style-name="T1">x</text:span> jest większa lub równa 10, jeśli nie to wykonywane są polecenia zawarte wewnątrz pętli. W momencie gdy zmienna <text:span text:style-name="T1">x</text:span> osiągnie wartość, 10 pętla zostanie zakończona.</text:p>
      <text:p text:style-name="P29"/>
      <text:p text:style-name="P28">***</text:p>
      <text:p text:style-name="P32"><text:span text:style-name="T11">exit</text:span><text:span text:style-name="T7"> - Zakończ wykonywanie skryptu. Jako argument przyjmuje stan zakończenia. Domyślnie status 0. </text:span></text:p>
      <text:p text:style-name="P46"><text:span text:style-name="T1">Składnia:</text:span> </text:p>
      <text:p text:style-name="P25"><text:span text:style-name="Source_20_Text"><text:span text:style-name="T17">exit 10</text:span></text:span></text:p>
      <text:p text:style-name="P28">***</text:p>
      <text:p text:style-name="P73"><text:span text:style-name="T11">Polecenie read</text:span><text:span text:style-name="T7"> </text:span></text:p>
      <text:p text:style-name="P46">Czyta ze standardowego wejścia pojedynczy wiersz. </text:p>
      <text:p text:style-name="P46"><text:span text:style-name="T1">Składnia:</text:span> </text:p>
      <text:p text:style-name="P40"><text:span text:style-name="Source_20_Text"><text:span text:style-name="T17">read -opcje nazwa_zmiennej</text:span></text:span><text:span text:style-name="T17"> </text:span></text:p>
      <text:p text:style-name="P46"><text:span text:style-name="T1">Przykład:</text:span> </text:p>
      <text:p text:style-name="P8"><text:span text:style-name="Source_20_Text"><text:span text:style-name="T17">#!/bin/bash</text:span></text:span></text:p>
      <text:p text:style-name="P8"><text:span text:style-name="Source_20_Text"><text:span text:style-name="T17">echo -n "Wpisz coś:\a"</text:span></text:span></text:p>
      <text:p text:style-name="P12"/>
      <text:p text:style-name="P8"><text:span text:style-name="Source_20_Text"><text:span text:style-name="T17">read wpis</text:span></text:span></text:p>
      <text:p text:style-name="P25"><text:span text:style-name="Source_20_Text"><text:span text:style-name="T17">echo "$wpis"</text:span></text:span></text:p>
      <text:p text:style-name="P49">To co zostało wpisane trafi do zmiennej <text:span text:style-name="T1">wpis</text:span>, której to wartość czyta polecenie <text:span text:style-name="T1">read wpis</text:span>, zmienna nie musi być wcześniej tworzona, jeśli istniała wcześniej, jej zawartość zostanie zastąpiona tym co wpisaliśmy.</text:p>
      <text:p text:style-name="P46"><text:span text:style-name="T1">Przykład:</text:span> </text:p>
      <text:p text:style-name="P8"><text:span text:style-name="Source_20_Text"><text:span text:style-name="T17">#!/bin/bash</text:span></text:span></text:p>
      <text:p text:style-name="P8"><text:span text:style-name="Source_20_Text"><text:span text:style-name="T17">echo "Wpisz coś:"</text:span></text:span></text:p>
      <text:p text:style-name="P12"/>
      <text:p text:style-name="P8"><text:span text:style-name="Source_20_Text"><text:span text:style-name="T17">answer="napis"</text:span></text:span></text:p>
      <text:p text:style-name="P8"><text:span text:style-name="Source_20_Text"><text:span text:style-name="T17">read</text:span></text:span></text:p>
      <text:p text:style-name="P25"><text:span text:style-name="Source_20_Text"><text:span text:style-name="T17">echo "$answer"</text:span></text:span></text:p>
      <text:p text:style-name="P46">Wcześniejsza wartość zmiennej <text:span text:style-name="T1">answer</text:span> została zastąpiona. </text:p>
      <text:p text:style-name="P46">Polecenie <text:span text:style-name="T1">read</text:span> pozwala na przypisanie kilku wartości kilku zmiennym. </text:p>
      <text:p text:style-name="P46"><text:span text:style-name="T1">Przykład:</text:span> </text:p>
      <text:p text:style-name="P8"><text:span text:style-name="Source_20_Text"><text:span text:style-name="T17">#!/bin/bash</text:span></text:span></text:p>
      <text:p text:style-name="P8"><text:span text:style-name="Source_20_Text"><text:span text:style-name="T17">echo "Wpisz cztery wartości:"</text:span></text:span></text:p>
      <text:p text:style-name="P12"/>
      <text:p text:style-name="P8"><text:span text:style-name="Source_20_Text"><text:span text:style-name="T17">read a b c</text:span></text:span></text:p>
      <text:p text:style-name="P8"><text:span text:style-name="Source_20_Text"><text:span text:style-name="T17">echo "Wartość zmiennej a to: $a"</text:span></text:span></text:p>
      <text:p text:style-name="P8"><text:span text:style-name="Source_20_Text"><text:span text:style-name="T17">echo "Wartość zmiennej b to: $b"</text:span></text:span></text:p>
      <text:p text:style-name="P25"><text:span text:style-name="Source_20_Text"><text:span text:style-name="T17">echo "Wartość zmiennej c to: $c"</text:span></text:span></text:p>
      <text:p text:style-name="P49"><text:soft-page-break/>Nie przypadkiem w powyższym przykładzie pojawiło się polecenie wpisania czterech wartości, pierwsza wartość trafi do zmiennej <text:span text:style-name="T1">a</text:span>, druga do zmiennej <text:span text:style-name="T1">b</text:span>, natomiast trzecia i czwarta oraz rozdzielające je znaki separacji przypisane zostaną zmiennej <text:span text:style-name="T1">c</text:span>.</text:p>
      <text:p text:style-name="P46"><text:span text:style-name="T1">Wybrane opcje:</text:span> </text:p>
      <text:list xml:id="list3988522998" text:style-name="L19">
        <text:list-item>
          <text:p text:style-name="P63"><text:span text:style-name="T1">-p</text:span> </text:p>
          <text:p text:style-name="P63">Pokaże znak zachęty bez kończącego znaku nowej linii. </text:p>
          <text:p text:style-name="P7"><text:span text:style-name="Source_20_Text"><text:span text:style-name="T17">#!/bin/bash</text:span></text:span></text:p>
          <text:p text:style-name="P15"/>
          <text:p text:style-name="P7"><text:span text:style-name="Source_20_Text"><text:span text:style-name="T17">read -p "Pisz:" odp</text:span></text:span></text:p>
          <text:p text:style-name="P24"><text:span text:style-name="Source_20_Text"><text:span text:style-name="T17">echo "$odp"</text:span></text:span></text:p>
        </text:list-item>
        <text:list-item>
          <text:p text:style-name="P63"><text:span text:style-name="T1">-a</text:span> </text:p>
          <text:p text:style-name="P63">Kolejne wartości przypisywane są do kolejnych indeksów zmiennej tablicowej. </text:p>
          <text:p text:style-name="P63"><text:span text:style-name="T1">Przykład:</text:span> </text:p>
          <text:p text:style-name="P7"><text:span text:style-name="Source_20_Text"><text:span text:style-name="T17">#!/bin/bash</text:span></text:span></text:p>
          <text:p text:style-name="P7"><text:span text:style-name="Source_20_Text"><text:span text:style-name="T17">echo "Podaj elementy zmiennej tablicowej:"</text:span></text:span></text:p>
          <text:p text:style-name="P15"/>
          <text:p text:style-name="P7"><text:span text:style-name="Source_20_Text"><text:span text:style-name="T17">read tablica</text:span></text:span></text:p>
          <text:p text:style-name="P24"><text:span text:style-name="Source_20_Text"><text:span text:style-name="T17">echo "${tablica[*]}"</text:span></text:span></text:p>
        </text:list-item>
        <text:list-item>
          <text:p text:style-name="P63"><text:span text:style-name="T1">-e</text:span> </text:p>
          <text:p text:style-name="P63">Jeśli nie podano żadnej nazwy zmienej, wiersz trafia do <text:span text:style-name="T1">$REPLY</text:span>. </text:p>
          <text:p text:style-name="P63"><text:span text:style-name="T1">Przykład:</text:span> </text:p>
          <text:p text:style-name="P7"><text:span text:style-name="Source_20_Text"><text:span text:style-name="T17">#!/bin/bash</text:span></text:span></text:p>
          <text:p text:style-name="P7"><text:span text:style-name="Source_20_Text"><text:span text:style-name="T17">echo "Wpisz coś:"</text:span></text:span></text:p>
          <text:p text:style-name="P15"/>
          <text:p text:style-name="P7"><text:span text:style-name="Source_20_Text"><text:span text:style-name="T17">read -e</text:span></text:span></text:p>
          <text:p text:style-name="P24"><text:span text:style-name="Source_20_Text"><text:span text:style-name="T17">echo "$REPLY"</text:span></text:span></text:p>
        </text:list-item>
        <text:list-item>
          <text:p text:style-name="P63"><text:span text:style-name="T1">-t</text:span> <text:span text:style-name="T4">timeout</text:span> </text:p>
          <text:p text:style-name="P63">czas wygaśnięcia w sekundach </text:p>
        </text:list-item>
        <text:list-item>
          <text:p text:style-name="P63"><text:span text:style-name="T1">-s</text:span> </text:p>
          <text:p text:style-name="P63">nie wyświetlaj znaków wpisanych przez użytkownika. </text:p>
          <text:p text:style-name="P7"><text:span text:style-name="Source_20_Text"><text:span text:style-name="T17">#!/bin/bash</text:span></text:span></text:p>
          <text:p text:style-name="P15"/>
          <text:p text:style-name="P7"><text:span text:style-name="Source_20_Text"><text:span text:style-name="T17">#Hasło wpisywane bez echa, max. przez 30 sekund</text:span></text:span></text:p>
          <text:p text:style-name="P7"><text:span text:style-name="Source_20_Text"><text:span text:style-name="T17">read -p "Password: " -s <text:s/>-t 30 password</text:span></text:span></text:p>
          <text:p text:style-name="P24"><text:span text:style-name="Source_20_Text"><text:span text:style-name="T17">echo $password</text:span></text:span></text:p>
        </text:list-item>
      </text:list>
      <text:p text:style-name="P25"><text:span text:style-name="Source_20_Text"><text:span text:style-name="T17"/></text:span></text:p>
      <text:p text:style-name="P25"><text:span text:style-name="Source_20_Text"><text:span text:style-name="T17"/></text:span></text:p>
      <text:p text:style-name="P25"><text:span text:style-name="Source_20_Text"><text:span text:style-name="T17"/></text:span></text:p>
      <text:p text:style-name="P28">***</text:p>
      <text:p text:style-name="P45"><text:soft-page-break/>Funkcje</text:p>
      <text:p text:style-name="P49">Coś w rodzaju podprogramów. Stosuje się je gdy w naszym skrypcie powtarza się jakaś grupa poleceń, po co pisać je kilka razy, skoro można to wszystko umieścić w funkcjach. Do danej funkcji odwołujemy się podając jej nazwę, a wykonane zostanie wszystko co wpisaliśmy między nawiasy <text:span text:style-name="T1">{</text:span> <text:span text:style-name="T1">}</text:span>, skraca to znacznie długość skryptu.</text:p>
      <text:p text:style-name="P44">Składnia:</text:p>
      <text:p text:style-name="P8"><text:span text:style-name="Source_20_Text"><text:span text:style-name="T17">function nazwa_funkcji</text:span></text:span></text:p>
      <text:p text:style-name="P8"><text:span text:style-name="Source_20_Text"><text:span text:style-name="T17">{</text:span></text:span></text:p>
      <text:p text:style-name="P8"><text:span text:style-name="Source_20_Text"><text:span text:style-name="T17">polecenie1</text:span></text:span></text:p>
      <text:p text:style-name="P8"><text:span text:style-name="Source_20_Text"><text:span text:style-name="T17">polecenie2</text:span></text:span></text:p>
      <text:p text:style-name="P8"><text:span text:style-name="Source_20_Text"><text:span text:style-name="T17">polecenie3</text:span></text:span></text:p>
      <text:p text:style-name="P25"><text:span text:style-name="Source_20_Text"><text:span text:style-name="T17">}</text:span></text:span></text:p>
      <text:p text:style-name="P44">lub:</text:p>
      <text:p text:style-name="P8"><text:span text:style-name="Source_20_Text"><text:span text:style-name="T17">function nazwa_funkcji()</text:span></text:span></text:p>
      <text:p text:style-name="P8"><text:span text:style-name="Source_20_Text"><text:span text:style-name="T17">{</text:span></text:span></text:p>
      <text:p text:style-name="P8"><text:span text:style-name="Source_20_Text"><text:span text:style-name="T17">polecenie1</text:span></text:span></text:p>
      <text:p text:style-name="P8"><text:span text:style-name="Source_20_Text"><text:span text:style-name="T17">polecenie2</text:span></text:span></text:p>
      <text:p text:style-name="P8"><text:span text:style-name="Source_20_Text"><text:span text:style-name="T17">polecenie3</text:span></text:span></text:p>
      <text:p text:style-name="P25"><text:span text:style-name="Source_20_Text"><text:span text:style-name="T17">}</text:span></text:span></text:p>
      <text:p text:style-name="P46"><text:span text:style-name="T1">Przykład:</text:span> </text:p>
      <text:p text:style-name="P8"><text:span text:style-name="Source_20_Text"><text:span text:style-name="T17">#!/bin/bash</text:span></text:span></text:p>
      <text:p text:style-name="P12"/>
      <text:p text:style-name="P8"><text:span text:style-name="Source_20_Text"><text:span text:style-name="T17">function napis</text:span></text:span></text:p>
      <text:p text:style-name="P8"><text:span text:style-name="Source_20_Text"><text:span text:style-name="T17">{</text:span></text:span></text:p>
      <text:p text:style-name="P8"><text:span text:style-name="Source_20_Text"><text:span text:style-name="T17">echo "To jest napis"</text:span></text:span></text:p>
      <text:p text:style-name="P8"><text:span text:style-name="Source_20_Text"><text:span text:style-name="T17">}</text:span></text:span></text:p>
      <text:p text:style-name="P12"/>
      <text:p text:style-name="P25"><text:span text:style-name="Source_20_Text"><text:span text:style-name="T17">napis</text:span></text:span></text:p>
      <text:p text:style-name="P49">Nazwę funkcji umieszczamy po słowie kluczowym <text:span text:style-name="T1">function</text:span>, w powyższym przykładzie mamy funkcje o nazwie <text:span text:style-name="T1">napis</text:span>, odwołujemy się do niej podając jej nazwę, wykonane zostaną wtedy wszystkie polecenia, jakie jej przypiszemy.</text:p>
      <text:p text:style-name="P49">Funkcje moga się znajdować w innym pliku, co uczyni nasz skrypt bardziej przejrzystym i wygodnym, tworzy się własne pliki nagłówkowe, wywołuje się je tak:</text:p>
      <text:p text:style-name="P8"><text:span text:style-name="Source_20_Text"><text:span text:style-name="T17">. ~/naszplik_z_funkcjami</text:span></text:span></text:p>
      <text:p text:style-name="P25"><text:span text:style-name="Source_20_Text"><text:span text:style-name="T17">nazwa_funkcji</text:span></text:span></text:p>
      <text:p text:style-name="P46">Trzeba pamiętać o podaniu kropki + spacja przed nazwą pliku </text:p>
      <text:p text:style-name="P46"><text:span text:style-name="T1">Przykład:</text:span> </text:p>
      <text:p text:style-name="P8"><text:span text:style-name="Source_20_Text"><text:span text:style-name="T17">#!/bin/bash</text:span></text:span></text:p>
      <text:p text:style-name="P8"><text:span text:style-name="Source_20_Text"><text:span text:style-name="T17">function nasza_funkcja</text:span></text:span></text:p>
      <text:p text:style-name="P8"><text:span text:style-name="Source_20_Text"><text:span text:style-name="T17">{</text:span></text:span></text:p>
      <text:p text:style-name="P8"><text:span text:style-name="Source_20_Text"><text:span text:style-name="T17">echo -e 'Właśnie użyłeś funkcji o nazwie "nasza_funkcja".\a'</text:span></text:span></text:p>
      <text:p text:style-name="P25"><text:span text:style-name="Source_20_Text"><text:span text:style-name="T17">}</text:span></text:span></text:p>
      <text:p text:style-name="P46">Teraz pozostało jeszcze utworzyć skrypt w którym wywołamy funkcje: <text:span text:style-name="T1">nasza_funkcja</text:span>: </text:p>
      <text:p text:style-name="P8"><text:span text:style-name="Source_20_Text"><text:span text:style-name="T17">#!/bin/bash</text:span></text:span></text:p>
      <text:p text:style-name="P8"><text:soft-page-break/><text:span text:style-name="Source_20_Text"><text:span text:style-name="T17">echo "Test funkcji."</text:span></text:span></text:p>
      <text:p text:style-name="P8"><text:span text:style-name="Source_20_Text"><text:span text:style-name="T17">. funkcja</text:span></text:span></text:p>
      <text:p text:style-name="P25"><text:span text:style-name="Source_20_Text"><text:span text:style-name="T17">nasza_funkcja</text:span></text:span></text:p>
      <text:p text:style-name="P44">Przekazywanie parametrów</text:p>
      <text:p text:style-name="P49">Przekazanie parametrów do funkcji następuje dokładnie tak samo jak do każdego polecenia które jest w skrypcie:</text:p>
      <text:p text:style-name="P25"><text:span text:style-name="Source_20_Text"><text:span text:style-name="T17">nazwa_funkcji parametr_1 parametr_2</text:span></text:span></text:p>
      <text:p text:style-name="P46"><text:span text:style-name="T1">Przykład:</text:span> </text:p>
      <text:p text:style-name="P8"><text:span text:style-name="Source_20_Text"><text:span text:style-name="T17">#!/bin/bash</text:span></text:span></text:p>
      <text:p text:style-name="P12"/>
      <text:p text:style-name="P8"><text:span text:style-name="Source_20_Text"><text:span text:style-name="T17">funkcja_z_parametrami()</text:span></text:span></text:p>
      <text:p text:style-name="P8"><text:span text:style-name="Source_20_Text"><text:span text:style-name="T17">{</text:span></text:span></text:p>
      <text:p text:style-name="P8"><text:span text:style-name="Source_20_Text"><text:span text:style-name="T17"><text:s text:c="8"/>echo "Przekazano $# parametrów"</text:span></text:span></text:p>
      <text:p text:style-name="P8"><text:span text:style-name="Source_20_Text"><text:span text:style-name="T17"><text:s text:c="8"/>echo "Parametr $1"</text:span></text:span></text:p>
      <text:p text:style-name="P8"><text:span text:style-name="Source_20_Text"><text:span text:style-name="T17"><text:s text:c="8"/>echo "Parametr $2"</text:span></text:span></text:p>
      <text:p text:style-name="P8"><text:span text:style-name="Source_20_Text"><text:span text:style-name="T17">}</text:span></text:span></text:p>
      <text:p text:style-name="P12"/>
      <text:p text:style-name="P25"><text:span text:style-name="Source_20_Text"><text:span text:style-name="T17">funkcja_z_parametrami "param1" "param2"</text:span></text:span></text:p>
      <text:p text:style-name="P46">Zmienna specjalna $0 przechowujaca nazwę skryptu nie jest dostępna!!! Choć na pierwszy rzut oka powinna przechowywać nazwę funkcji. </text:p>
      <text:p text:style-name="P46"/>
      <text:p text:style-name="P42">***</text:p>
      <text:p text:style-name="P34"><text:span text:style-name="T1">Interpretacja wyrażeń arytmetycznych.</text:span> </text:p>
      <text:p text:style-name="P49">Kiedy zachodzi potrzeba przeprowadzenia jakichś obliczeń można skorzystać z mechanizmu interpretacji wyrażeń arytmetycznych, obliczenia dokonywane są na liczbach całkowitych, nie przeprowadzana jest kontrola przepełnienia (ang. <text:span text:style-name="T4">overflow</text:span>).</text:p>
      <text:p text:style-name="P46"><text:span text:style-name="T1">Składnia:</text:span> </text:p>
      <text:p text:style-name="P40"><text:span text:style-name="Source_20_Text"><text:span text:style-name="T17">$((wyrażenie))</text:span></text:span><text:span text:style-name="T17"> lub </text:span><text:span text:style-name="Source_20_Text"><text:span text:style-name="T17">$[wyrażenie]</text:span></text:span><text:span text:style-name="T17"> </text:span></text:p>
      <text:p text:style-name="P46"><text:span text:style-name="T1">Przykład:</text:span> </text:p>
      <text:p text:style-name="P8"><text:span text:style-name="Source_20_Text"><text:span text:style-name="T17">#!/bin/bash</text:span></text:span></text:p>
      <text:p text:style-name="P12"/>
      <text:p text:style-name="P8"><text:span text:style-name="Source_20_Text"><text:span text:style-name="T17">echo $((8/2))</text:span></text:span></text:p>
      <text:p text:style-name="P12"/>
      <text:p text:style-name="P8"><text:span text:style-name="Source_20_Text"><text:span text:style-name="T17">wynik=$[4*5/2]</text:span></text:span></text:p>
      <text:p text:style-name="P25"><text:span text:style-name="Source_20_Text"><text:span text:style-name="T17">echo "$wynik"</text:span></text:span></text:p>
      <text:p text:style-name="P46">W ten sposób (przykład poniżej) można ponumerować listę: </text:p>
      <text:p text:style-name="P8"><text:span text:style-name="Source_20_Text"><text:span text:style-name="T17">#!/bin/bash</text:span></text:span></text:p>
      <text:p text:style-name="P12"/>
      <text:p text:style-name="P8"><text:span text:style-name="Source_20_Text"><text:span text:style-name="T17">for pliki_html in $(ls *.html)</text:span></text:span></text:p>
      <text:p text:style-name="P8"><text:span text:style-name="Source_20_Text"><text:span text:style-name="T17">do</text:span></text:span></text:p>
      <text:p text:style-name="P8"><text:span text:style-name="Source_20_Text"><text:span text:style-name="T17">numer=$((numer+1))</text:span></text:span></text:p>
      <text:p text:style-name="P8"><text:span text:style-name="Source_20_Text"><text:span text:style-name="T17">echo "$numer. "</text:span></text:span></text:p>
      <text:p text:style-name="P8"><text:span text:style-name="Source_20_Text"><text:span text:style-name="T17">echo $pliki_html</text:span></text:span></text:p>
      <text:p text:style-name="P25"><text:span text:style-name="Source_20_Text"><text:span text:style-name="T17">done</text:span></text:span></text:p>
      <text:p text:style-name="P46"><text:soft-page-break/>Wynikiem będzie ponumerowana lista wszystkich plików o rozszerzeniu <text:span text:style-name="T1">.html</text:span>, znajdujących się w bieżącym katalogu. </text:p>
      <text:p text:style-name="P46"><text:span text:style-name="T1">Polecenie let</text:span> </text:p>
      <text:p text:style-name="P46">Do przeprowadzenia obliczeń można też skorzystać z polecenia <text:span text:style-name="T1">let</text:span>. </text:p>
      <text:p text:style-name="P46"><text:span text:style-name="T1">Przykład:</text:span> </text:p>
      <text:p text:style-name="P8"><text:span text:style-name="Source_20_Text"><text:span text:style-name="T17">#!/bin/bash</text:span></text:span></text:p>
      <text:p text:style-name="P12"/>
      <text:p text:style-name="P8"><text:span text:style-name="Source_20_Text"><text:span text:style-name="T17">liczba1=5</text:span></text:span></text:p>
      <text:p text:style-name="P8"><text:span text:style-name="Source_20_Text"><text:span text:style-name="T17">liczba2=6</text:span></text:span></text:p>
      <text:p text:style-name="P12"/>
      <text:p text:style-name="P8"><text:span text:style-name="Source_20_Text"><text:span text:style-name="T17">let wynik=liczba1*liczba2</text:span></text:span></text:p>
      <text:p text:style-name="P25"><text:span text:style-name="Source_20_Text"><text:span text:style-name="T17">echo $wynik</text:span></text:span></text:p>
      <text:p text:style-name="P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6T13:09:50.812695345</meta:creation-date>
    <meta:generator>LibreOffice/7.1.4.2$Linux_X86_64 LibreOffice_project/10$Build-2</meta:generator>
    <dc:date>2021-07-26T13:17:36.322996466</dc:date>
    <meta:editing-duration>PT7M45S</meta:editing-duration>
    <meta:editing-cycles>5</meta:editing-cycles>
    <meta:document-statistic meta:table-count="0" meta:image-count="0" meta:object-count="0" meta:page-count="20" meta:paragraph-count="618" meta:word-count="3769" meta:character-count="24773" meta:non-whitespace-character-count="21361"/>
  </office:meta>
</office:document-meta>
</file>